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986in"/>
    </style:style>
    <style:style style:name="TableColumn3" style:family="table-column">
      <style:table-column-properties style:column-width="5.4965in"/>
    </style:style>
    <style:style style:name="Table1" style:family="table" style:master-page-name="MP0">
      <style:table-properties style:width="6.7951in" fo:margin-left="-0.693in" table:align="left"/>
    </style:style>
    <style:style style:name="TableRow4" style:family="table-row">
      <style:table-row-properties style:min-row-height="0.3937in"/>
    </style:style>
    <style:style style:name="TableCell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style:font-name="Arial" style:font-name-complex="Arial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9" style:family="table-row">
      <style:table-row-properties style:min-row-height="0.384in"/>
    </style:style>
    <style:style style:name="TableCell1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4" style:family="table-row">
      <style:table-row-properties style:min-row-height="1.127in"/>
    </style:style>
    <style:style style:name="TableCell1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Párrafodelista" style:list-style-name="LFO1" style:family="paragraph">
      <style:paragraph-properties fo:margin-bottom="0in" fo:line-height="100%"/>
      <style:text-properties style:font-name="Arial" style:font-name-complex="Arial"/>
    </style:style>
    <style:style style:name="P19" style:parent-style-name="Párrafodelista" style:list-style-name="LFO1" style:family="paragraph">
      <style:paragraph-properties fo:margin-bottom="0in" fo:line-height="100%"/>
      <style:text-properties style:font-name="Arial" style:font-name-complex="Arial"/>
    </style:style>
    <style:style style:name="P20" style:parent-style-name="Párrafodelista" style:list-style-name="LFO1" style:family="paragraph">
      <style:paragraph-properties fo:margin-bottom="0in" fo:line-height="100%"/>
      <style:text-properties style:font-name="Arial" style:font-name-complex="Arial"/>
    </style:style>
    <style:style style:name="P21" style:parent-style-name="Párrafodelista" style:list-style-name="LFO1" style:family="paragraph">
      <style:paragraph-properties fo:margin-bottom="0in" fo:line-height="100%"/>
      <style:text-properties style:font-name="Arial" style:font-name-complex="Arial"/>
    </style:style>
    <style:style style:name="P22" style:parent-style-name="Párrafodelista" style:list-style-name="LFO1" style:family="paragraph">
      <style:paragraph-properties fo:margin-bottom="0in" fo:line-height="100%"/>
      <style:text-properties style:font-name="Arial" style:font-name-complex="Arial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4" style:family="table-row">
      <style:table-row-properties style:min-row-height="0.7298in"/>
    </style:style>
    <style:style style:name="TableCell2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9" style:family="table-row">
      <style:table-row-properties style:min-row-height="0.6812in"/>
    </style:style>
    <style:style style:name="TableCell3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4" style:family="table-row">
      <style:table-row-properties style:min-row-height="1.0638in"/>
    </style:style>
    <style:style style:name="TableCell3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7" style:parent-style-name="Normal" style:family="paragraph">
      <style:paragraph-properties fo:margin-bottom="0in" fo:line-height="100%"/>
    </style:style>
    <style:style style:name="T3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1" style:family="table-column">
      <style:table-column-properties style:column-width="0.5993in"/>
    </style:style>
    <style:style style:name="TableColumn42" style:family="table-column">
      <style:table-column-properties style:column-width="4.7402in"/>
    </style:style>
    <style:style style:name="Table40" style:family="table">
      <style:table-properties style:width="5.3395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Fuentedepárrafopredeter." style:family="text">
      <style:text-properties style:font-name="Arial" style:font-name-complex="Arial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 style:min-row-height="0.5138in"/>
    </style:style>
    <style:style style:name="TableCell9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01" style:family="table-row">
      <style:table-row-properties style:min-row-height="0.9833in"/>
    </style:style>
    <style:style style:name="TableCell10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6" style:family="table-column">
      <style:table-column-properties style:column-width="0.5888in"/>
    </style:style>
    <style:style style:name="TableColumn107" style:family="table-column">
      <style:table-column-properties style:column-width="4.7506in"/>
    </style:style>
    <style:style style:name="Table105" style:family="table">
      <style:table-properties style:width="5.3395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34" style:family="table-row">
      <style:table-row-properties style:min-row-height="0.4826in"/>
    </style:style>
    <style:style style:name="TableCell13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140" style:family="table-column">
      <style:table-column-properties style:column-width="1.2986in"/>
    </style:style>
    <style:style style:name="TableColumn141" style:family="table-column">
      <style:table-column-properties style:column-width="5.4944in"/>
    </style:style>
    <style:style style:name="Table139" style:family="table">
      <style:table-properties style:width="6.793in" fo:margin-left="-0.693in" table:align="left"/>
    </style:style>
    <style:style style:name="TableRow142" style:family="table-row">
      <style:table-row-properties style:min-row-height="0.2951in"/>
    </style:style>
    <style:style style:name="TableCell14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47" style:family="table-row">
      <style:table-row-properties style:min-row-height="0.2972in"/>
    </style:style>
    <style:style style:name="TableCell14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52" style:family="table-row">
      <style:table-row-properties style:min-row-height="0.284in"/>
    </style:style>
    <style:style style:name="TableCell15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Párrafodelista" style:list-style-name="LFO2" style:family="paragraph">
      <style:paragraph-properties fo:margin-bottom="0in" fo:line-height="100%"/>
      <style:text-properties style:font-name="Arial" style:font-name-complex="Arial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67" style:family="table-row">
      <style:table-row-properties style:min-row-height="2.1979in"/>
    </style:style>
    <style:style style:name="TableCell16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7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73" style:family="table-column">
      <style:table-column-properties style:column-width="0.609in"/>
    </style:style>
    <style:style style:name="TableColumn174" style:family="table-column">
      <style:table-column-properties style:column-width="4.7284in"/>
    </style:style>
    <style:style style:name="Table172" style:family="table">
      <style:table-properties style:width="5.3375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80" style:family="table-row">
      <style:table-row-properties style:min-row-height="0.2513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85" style:family="table-row">
      <style:table-row-properties style:min-row-height="0.2979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90" style:family="table-row">
      <style:table-row-properties style:min-row-height="0.3208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95" style:family="table-row">
      <style:table-row-properties style:min-row-height="0.3333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00" style:family="table-row">
      <style:table-row-properties style:min-row-height="0.3458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05" style:family="table-row">
      <style:table-row-properties style:min-row-height="0.343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Arial" style:font-name-complex="Arial"/>
    </style:style>
    <style:style style:name="P21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16" style:family="table-row">
      <style:table-row-properties style:min-row-height="3.5986in"/>
    </style:style>
    <style:style style:name="TableCell21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1" style:family="table-column">
      <style:table-column-properties style:column-width="0.6083in"/>
    </style:style>
    <style:style style:name="TableColumn222" style:family="table-column">
      <style:table-column-properties style:column-width="4.7291in"/>
    </style:style>
    <style:style style:name="Table220" style:family="table">
      <style:table-properties style:width="5.3375in" fo:margin-left="0in" table:align="left"/>
    </style:style>
    <style:style style:name="TableRow223" style:family="table-row">
      <style:table-row-properties style:min-row-height="0.2361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28" style:family="table-row">
      <style:table-row-properties style:min-row-height="0.6048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234" style:family="table-column">
      <style:table-column-properties style:column-width="0.5131in"/>
    </style:style>
    <style:style style:name="TableColumn235" style:family="table-column">
      <style:table-column-properties style:column-width="4.059in"/>
    </style:style>
    <style:style style:name="Table233" style:family="table">
      <style:table-properties style:width="4.5722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Arial" style:font-name-complex="Arial"/>
    </style:style>
    <style:style style:name="P25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52" style:family="table-row">
      <style:table-row-properties style:min-row-height="0.5291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258" style:family="table-column">
      <style:table-column-properties style:column-width="0.5131in"/>
    </style:style>
    <style:style style:name="TableColumn259" style:family="table-column">
      <style:table-column-properties style:column-width="4.059in"/>
    </style:style>
    <style:style style:name="Table257" style:family="table">
      <style:table-properties style:width="4.5722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Arial" style:font-name-complex="Arial"/>
    </style:style>
    <style:style style:name="P27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76" style:family="table-row">
      <style:table-row-properties style:min-row-height="0.6048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282" style:family="table-column">
      <style:table-column-properties style:column-width="0.5131in"/>
    </style:style>
    <style:style style:name="TableColumn283" style:family="table-column">
      <style:table-column-properties style:column-width="4.059in"/>
    </style:style>
    <style:style style:name="Table281" style:family="table">
      <style:table-properties style:width="4.5722in" fo:margin-left="0in" table:align="left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style:font-name="Arial" style:font-name-complex="Arial"/>
    </style:style>
    <style:style style:name="P29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00" style:family="table-row">
      <style:table-row-properties style:min-row-height="0.5715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306" style:family="table-column">
      <style:table-column-properties style:column-width="0.5131in"/>
    </style:style>
    <style:style style:name="TableColumn307" style:family="table-column">
      <style:table-column-properties style:column-width="4.059in"/>
    </style:style>
    <style:style style:name="Table305" style:family="table">
      <style:table-properties style:width="4.5722in" fo:margin-left="0in" table:align="lef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Arial" style:font-name-complex="Arial"/>
    </style:style>
    <style:style style:name="P32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24" style:family="table-row">
      <style:table-row-properties style:min-row-height="0.5715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330" style:family="table-column">
      <style:table-column-properties style:column-width="0.5131in"/>
    </style:style>
    <style:style style:name="TableColumn331" style:family="table-column">
      <style:table-column-properties style:column-width="4.059in"/>
    </style:style>
    <style:style style:name="Table329" style:family="table">
      <style:table-properties style:width="4.5722in" fo:margin-left="0in" table:align="left"/>
    </style:style>
    <style:style style:name="TableRow332" style:family="table-row">
      <style:table-row-properties style:min-row-height="0.0944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style:font-name="Arial" style:font-name-complex="Arial"/>
    </style:style>
    <style:style style:name="P342" style:parent-style-name="Normal" style:family="paragraph">
      <style:paragraph-properties fo:margin-bottom="0in" fo:line-height="100%"/>
      <style:text-properties style:font-name="Arial" style:font-name-complex="Arial"/>
    </style:style>
    <style:style style:name="P34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44" style:family="table-row">
      <style:table-row-properties style:min-row-height="0.3819in"/>
    </style:style>
    <style:style style:name="TableCell34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350" style:family="table-column">
      <style:table-column-properties style:column-width="1.2986in"/>
    </style:style>
    <style:style style:name="TableColumn351" style:family="table-column">
      <style:table-column-properties style:column-width="5.593in"/>
    </style:style>
    <style:style style:name="Table349" style:family="table">
      <style:table-properties style:width="6.8916in" fo:margin-left="-0.693in" table:align="left"/>
    </style:style>
    <style:style style:name="TableRow352" style:family="table-row">
      <style:table-row-properties style:min-row-height="0.2798in"/>
    </style:style>
    <style:style style:name="TableCell35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57" style:family="table-row">
      <style:table-row-properties style:min-row-height="0.2722in"/>
    </style:style>
    <style:style style:name="TableCell35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63" style:family="table-row">
      <style:table-row-properties style:min-row-height="0.2756in"/>
    </style:style>
    <style:style style:name="TableCell36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6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69" style:family="table-row">
      <style:table-row-properties style:min-row-height="0.2777in"/>
    </style:style>
    <style:style style:name="TableCell37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8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86" style:family="table-column">
      <style:table-column-properties style:column-width="0.6097in"/>
    </style:style>
    <style:style style:name="TableColumn387" style:family="table-column">
      <style:table-column-properties style:column-width="4.7458in"/>
    </style:style>
    <style:style style:name="Table385" style:family="table">
      <style:table-properties style:width="5.3555in" fo:margin-left="0in" table:align="left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98" style:family="table-row">
      <style:table-row-properties style:min-row-height="0.0486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="Arial" style:font-name-complex="Arial"/>
    </style:style>
    <style:style style:name="P40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04" style:family="table-row">
      <style:table-row-properties style:min-row-height="0.2541in"/>
    </style:style>
    <style:style style:name="TableCell40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15" style:family="table-column">
      <style:table-column-properties style:column-width="0.6097in"/>
    </style:style>
    <style:style style:name="TableColumn416" style:family="table-column">
      <style:table-column-properties style:column-width="4.7458in"/>
    </style:style>
    <style:style style:name="Table414" style:family="table">
      <style:table-properties style:width="5.3555in" fo:margin-left="0in" table:align="left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428" style:family="table-column">
      <style:table-column-properties style:column-width="0.5131in"/>
    </style:style>
    <style:style style:name="TableColumn429" style:family="table-column">
      <style:table-column-properties style:column-width="4.0756in"/>
    </style:style>
    <style:style style:name="Table427" style:family="table">
      <style:table-properties style:width="4.5888in" fo:margin-left="0in" table:align="left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style:font-name="Arial" style:font-name-complex="Arial"/>
    </style:style>
    <style:style style:name="P44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452" style:family="table-column">
      <style:table-column-properties style:column-width="0.5131in"/>
    </style:style>
    <style:style style:name="TableColumn453" style:family="table-column">
      <style:table-column-properties style:column-width="4.0756in"/>
    </style:style>
    <style:style style:name="Table451" style:family="table">
      <style:table-properties style:width="4.5888in" fo:margin-left="0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Arial" style:font-name-complex="Arial"/>
    </style:style>
    <style:style style:name="P46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476" style:family="table-column">
      <style:table-column-properties style:column-width="0.5131in"/>
    </style:style>
    <style:style style:name="TableColumn477" style:family="table-column">
      <style:table-column-properties style:column-width="4.0756in"/>
    </style:style>
    <style:style style:name="Table475" style:family="table">
      <style:table-properties style:width="4.5888in" fo:margin-left="0in" table:align="left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83" style:family="table-row">
      <style:table-row-properties style:min-row-height="0.6673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style:font-name="Arial" style:font-name-complex="Arial"/>
    </style:style>
    <style:style style:name="P488" style:parent-style-name="Normal" style:family="paragraph">
      <style:paragraph-properties fo:margin-bottom="0in" fo:line-height="100%"/>
      <style:text-properties style:font-name="Arial" style:font-name-complex="Arial"/>
    </style:style>
    <style:style style:name="P48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90" style:family="table-row">
      <style:table-row-properties style:min-row-height="0.5937in"/>
    </style:style>
    <style:style style:name="TableCell49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style:font-name="Arial" style:font-name-complex="Arial"/>
    </style:style>
    <style:style style:name="P49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97" style:family="table-column">
      <style:table-column-properties style:column-width="1.2986in"/>
    </style:style>
    <style:style style:name="TableColumn498" style:family="table-column">
      <style:table-column-properties style:column-width="5.593in"/>
    </style:style>
    <style:style style:name="Table496" style:family="table">
      <style:table-properties style:width="6.8916in" fo:margin-left="-0.693in" table:align="left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50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05" style:family="table-row">
      <style:table-row-properties/>
    </style:style>
    <style:style style:name="TableCell50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Párrafodelista" style:list-style-name="LFO2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P516" style:parent-style-name="Párrafodelista" style:list-style-name="LFO2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2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2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3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36" style:family="table-column">
      <style:table-column-properties style:column-width="0.609in"/>
    </style:style>
    <style:style style:name="TableColumn537" style:family="table-column">
      <style:table-column-properties style:column-width="4.827in"/>
    </style:style>
    <style:style style:name="Table535" style:family="table">
      <style:table-properties style:width="5.4361in" fo:margin-left="0in" table:align="left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4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5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6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6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6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73" style:family="table-column">
      <style:table-column-properties style:column-width="0.609in"/>
    </style:style>
    <style:style style:name="TableColumn574" style:family="table-column">
      <style:table-column-properties style:column-width="4.827in"/>
    </style:style>
    <style:style style:name="Table572" style:family="table">
      <style:table-properties style:width="5.4361in" fo:margin-left="0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80" style:family="table-row">
      <style:table-row-properties style:min-row-height="0.5243in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586" style:family="table-column">
      <style:table-column-properties style:column-width="0.4645in"/>
    </style:style>
    <style:style style:name="TableColumn587" style:family="table-column">
      <style:table-column-properties style:column-width="4.2055in"/>
    </style:style>
    <style:style style:name="Table585" style:family="table">
      <style:table-properties style:width="4.6701in" fo:margin-left="0in" table:align="left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9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9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601" style:family="table-column">
      <style:table-column-properties style:column-width="0.4645in"/>
    </style:style>
    <style:style style:name="TableColumn602" style:family="table-column">
      <style:table-column-properties style:column-width="4.2055in"/>
    </style:style>
    <style:style style:name="Table600" style:family="table">
      <style:table-properties style:width="4.6701in" fo:margin-left="0in" table:align="left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0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615" style:family="table-column">
      <style:table-column-properties style:column-width="0.4645in"/>
    </style:style>
    <style:style style:name="TableColumn616" style:family="table-column">
      <style:table-column-properties style:column-width="4.2055in"/>
    </style:style>
    <style:style style:name="Table614" style:family="table">
      <style:table-properties style:width="4.6701in" fo:margin-left="0in" table:align="left"/>
    </style:style>
    <style:style style:name="TableRow617" style:family="table-row">
      <style:table-row-properties style:min-row-height="0.3437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2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24" style:family="table-row">
      <style:table-row-properties style:min-row-height="0.5347in"/>
    </style:style>
    <style:style style:name="TableCell62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2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630" style:parent-style-name="Fuentedepárrafopredeter." style:family="text">
      <style:text-properties style:font-name="Arial" style:font-name-complex="Arial"/>
    </style:style>
    <style:style style:name="P631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2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3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4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TableColumn638" style:family="table-column">
      <style:table-column-properties style:column-width="1.3916in"/>
    </style:style>
    <style:style style:name="TableColumn639" style:family="table-column">
      <style:table-column-properties style:column-width="5.5in"/>
    </style:style>
    <style:style style:name="Table637" style:family="table">
      <style:table-properties style:width="6.8916in" fo:margin-left="-0.693in" table:align="left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64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5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52" style:family="table-row">
      <style:table-row-properties style:min-row-height="0.5319in"/>
    </style:style>
    <style:style style:name="TableCell65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Párrafodelista" style:list-style-name="LFO3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P657" style:parent-style-name="Párrafodelista" style:list-style-name="LFO3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TableRow658" style:family="table-row">
      <style:table-row-properties style:min-row-height="0.4486in"/>
    </style:style>
    <style:style style:name="TableCell65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6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69" style:family="table-row">
      <style:table-row-properties/>
    </style:style>
    <style:style style:name="TableCell67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7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7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7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7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78" style:family="table-column">
      <style:table-column-properties style:column-width="0.6062in"/>
    </style:style>
    <style:style style:name="TableColumn679" style:family="table-column">
      <style:table-column-properties style:column-width="4.7368in"/>
    </style:style>
    <style:style style:name="Table677" style:family="table">
      <style:table-properties style:width="5.343in" fo:margin-left="0in" table:align="left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0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0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07" style:family="table-row">
      <style:table-row-properties style:min-row-height="1.3979in"/>
    </style:style>
    <style:style style:name="TableCell70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718" style:family="table-column">
      <style:table-column-properties style:column-width="0.6055in"/>
    </style:style>
    <style:style style:name="TableColumn719" style:family="table-column">
      <style:table-column-properties style:column-width="4.7375in"/>
    </style:style>
    <style:style style:name="Table717" style:family="table">
      <style:table-properties style:width="5.343in" fo:margin-left="0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731" style:family="table-column">
      <style:table-column-properties style:column-width="0.5118in"/>
    </style:style>
    <style:style style:name="TableColumn732" style:family="table-column">
      <style:table-column-properties style:column-width="4.0687in"/>
    </style:style>
    <style:style style:name="Table730" style:family="table">
      <style:table-properties style:width="4.5805in" fo:margin-left="0in" table:align="lef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4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4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50" style:family="table-row">
      <style:table-row-properties style:min-row-height="0.6486in"/>
    </style:style>
    <style:style style:name="TableCell75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5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5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57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58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59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0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1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2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3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4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7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8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9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TableColumn771" style:family="table-column">
      <style:table-column-properties style:column-width="1.3791in"/>
    </style:style>
    <style:style style:name="TableColumn772" style:family="table-column">
      <style:table-column-properties style:column-width="5.5125in"/>
    </style:style>
    <style:style style:name="Table770" style:family="table">
      <style:table-properties style:width="6.8916in" fo:margin-left="-0.693in" table:align="left"/>
    </style:style>
    <style:style style:name="TableRow773" style:family="table-row">
      <style:table-row-properties/>
    </style:style>
    <style:style style:name="TableCell77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7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79" style:family="table-row">
      <style:table-row-properties/>
    </style:style>
    <style:style style:name="TableCell78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8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Párrafodelista" style:list-style-name="LFO4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P79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9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0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03" style:family="table-row">
      <style:table-row-properties/>
    </style:style>
    <style:style style:name="TableCell80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0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09" style:family="table-column">
      <style:table-column-properties style:column-width="0.5159in"/>
    </style:style>
    <style:style style:name="TableColumn810" style:family="table-column">
      <style:table-column-properties style:column-width="4.8395in"/>
    </style:style>
    <style:style style:name="Table808" style:family="table">
      <style:table-properties style:width="5.3555in" fo:margin-left="0in" table:align="left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2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2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2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35" style:family="table-column">
      <style:table-column-properties style:column-width="0.5159in"/>
    </style:style>
    <style:style style:name="TableColumn836" style:family="table-column">
      <style:table-column-properties style:column-width="4.8395in"/>
    </style:style>
    <style:style style:name="Table834" style:family="table">
      <style:table-properties style:width="5.3555in" fo:margin-left="0in" table:align="left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42" style:family="table-row">
      <style:table-row-properties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848" style:family="table-column">
      <style:table-column-properties style:column-width="0.4645in"/>
    </style:style>
    <style:style style:name="TableColumn849" style:family="table-column">
      <style:table-column-properties style:column-width="4.218in"/>
    </style:style>
    <style:style style:name="Table847" style:family="table">
      <style:table-properties style:width="4.6826in" fo:margin-left="0in" table:align="left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6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6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6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7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74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7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7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77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78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79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0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1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2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3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4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TableColumn888" style:family="table-column">
      <style:table-column-properties style:column-width="1.3791in"/>
    </style:style>
    <style:style style:name="TableColumn889" style:family="table-column">
      <style:table-column-properties style:column-width="5.5125in"/>
    </style:style>
    <style:style style:name="Table887" style:family="table">
      <style:table-properties style:width="6.8916in" fo:margin-left="-0.693in" table:align="left"/>
    </style:style>
    <style:style style:name="TableRow890" style:family="table-row">
      <style:table-row-properties/>
    </style:style>
    <style:style style:name="TableCell89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9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89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89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0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90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04" style:family="table-row">
      <style:table-row-properties/>
    </style:style>
    <style:style style:name="TableCell90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0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Párrafodelista" style:list-style-name="LFO4" style:family="paragraph">
      <style:paragraph-properties fo:margin-bottom="0in" fo:line-height="100%">
        <style:tab-stops>
          <style:tab-stop style:type="left" style:position="1.8159in"/>
        </style:tab-stops>
      </style:paragraph-properties>
    </style:style>
    <style:style style:name="P910" style:parent-style-name="Párrafodelista" style:list-style-name="LFO4" style:family="paragraph">
      <style:paragraph-properties fo:margin-bottom="0in" fo:line-height="100%">
        <style:tab-stops>
          <style:tab-stop style:type="left" style:position="1.8159in"/>
        </style:tab-stops>
      </style:paragraph-properties>
    </style:style>
    <style:style style:name="P911" style:parent-style-name="Párrafodelista" style:family="paragraph">
      <style:paragraph-properties fo:margin-bottom="0in" fo:line-height="100%">
        <style:tab-stops>
          <style:tab-stop style:type="left" style:position="1.8159in"/>
        </style:tab-stops>
      </style:paragraph-properties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1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91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2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92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2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3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3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34" style:family="table-column">
      <style:table-column-properties style:column-width="0.5159in"/>
    </style:style>
    <style:style style:name="TableColumn935" style:family="table-column">
      <style:table-column-properties style:column-width="4.8395in"/>
    </style:style>
    <style:style style:name="Table933" style:family="table">
      <style:table-properties style:width="5.3555in" fo:margin-left="0in" table:align="left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41" style:family="table-row">
      <style:table-row-properties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46" style:family="table-row">
      <style:table-row-properties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51" style:family="table-row">
      <style:table-row-properties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56" style:family="table-row">
      <style:table-row-properties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96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96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68" style:family="table-row">
      <style:table-row-properties/>
    </style:style>
    <style:style style:name="TableCell96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7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74" style:family="table-row">
      <style:table-row-properties/>
    </style:style>
    <style:style style:name="TableCell97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7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80" style:family="table-column">
      <style:table-column-properties style:column-width="0.5159in"/>
    </style:style>
    <style:style style:name="TableColumn981" style:family="table-column">
      <style:table-column-properties style:column-width="4.8395in"/>
    </style:style>
    <style:style style:name="Table979" style:family="table">
      <style:table-properties style:width="5.3555in" fo:margin-left="0in" table:align="left"/>
    </style:style>
    <style:style style:name="TableRow982" style:family="table-row">
      <style:table-row-properties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87" style:family="table-row">
      <style:table-row-properties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olumn993" style:family="table-column">
      <style:table-column-properties style:column-width="0.418in"/>
    </style:style>
    <style:style style:name="TableColumn994" style:family="table-column">
      <style:table-column-properties style:column-width="4.2645in"/>
    </style:style>
    <style:style style:name="Table992" style:family="table">
      <style:table-properties style:width="4.6826in" fo:margin-left="0in" table:align="left"/>
    </style:style>
    <style:style style:name="TableRow995" style:family="table-row">
      <style:table-row-properties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00" style:family="table-row">
      <style:table-row-properties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05" style:family="table-row">
      <style:table-row-properties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1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11" style:family="table-row">
      <style:table-row-properties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olumn1017" style:family="table-column">
      <style:table-column-properties style:column-width="0.418in"/>
    </style:style>
    <style:style style:name="TableColumn1018" style:family="table-column">
      <style:table-column-properties style:column-width="4.2645in"/>
    </style:style>
    <style:style style:name="Table1016" style:family="table">
      <style:table-properties style:width="4.6826in" fo:margin-left="0in" table:align="left"/>
    </style:style>
    <style:style style:name="TableRow1019" style:family="table-row">
      <style:table-row-properties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24" style:family="table-row">
      <style:table-row-properties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29" style:family="table-row">
      <style:table-row-properties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3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3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3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37" style:family="table-row">
      <style:table-row-properties/>
    </style:style>
    <style:style style:name="TableCell103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4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43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4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7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8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9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TableColumn1051" style:family="table-column">
      <style:table-column-properties style:column-width="1.3791in"/>
    </style:style>
    <style:style style:name="TableColumn1052" style:family="table-column">
      <style:table-column-properties style:column-width="5.5125in"/>
    </style:style>
    <style:style style:name="Table1050" style:family="table">
      <style:table-properties style:width="6.8916in" fo:margin-left="-0.693in" table:align="left"/>
    </style:style>
    <style:style style:name="TableRow1053" style:family="table-row">
      <style:table-row-properties/>
    </style:style>
    <style:style style:name="TableCell105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5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05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6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06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67" style:family="table-row">
      <style:table-row-properties/>
    </style:style>
    <style:style style:name="TableCell106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7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Párrafodelista" style:list-style-name="LFO5" style:family="paragraph">
      <style:paragraph-properties fo:margin-bottom="0in" fo:line-height="100%">
        <style:tab-stops>
          <style:tab-stop style:type="left" style:position="1.5347in"/>
        </style:tab-stops>
      </style:paragraph-properties>
      <style:text-properties style:font-name="Arial" style:font-name-complex="Arial"/>
    </style:style>
    <style:style style:name="P107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74" style:family="table-row">
      <style:table-row-properties/>
    </style:style>
    <style:style style:name="TableCell107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7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08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81" style:family="table-row">
      <style:table-row-properties/>
    </style:style>
    <style:style style:name="TableCell108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8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08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88" style:family="table-row">
      <style:table-row-properties/>
    </style:style>
    <style:style style:name="TableCell108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9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9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95" style:family="table-column">
      <style:table-column-properties style:column-width="0.5159in"/>
    </style:style>
    <style:style style:name="TableColumn1096" style:family="table-column">
      <style:table-column-properties style:column-width="4.8395in"/>
    </style:style>
    <style:style style:name="Table1094" style:family="table">
      <style:table-properties style:width="5.3555in" fo:margin-left="0in" table:align="left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07" style:family="table-row">
      <style:table-row-properties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12" style:family="table-row">
      <style:table-row-properties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1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1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19" style:family="table-row">
      <style:table-row-properties/>
    </style:style>
    <style:style style:name="TableCell112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2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26" style:family="table-row">
      <style:table-row-properties/>
    </style:style>
    <style:style style:name="TableCell112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12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132" style:family="table-column">
      <style:table-column-properties style:column-width="0.5159in"/>
    </style:style>
    <style:style style:name="TableColumn1133" style:family="table-column">
      <style:table-column-properties style:column-width="4.8395in"/>
    </style:style>
    <style:style style:name="Table1131" style:family="table">
      <style:table-properties style:width="5.3555in" fo:margin-left="0in" table:align="left"/>
    </style:style>
    <style:style style:name="TableRow1134" style:family="table-row">
      <style:table-row-properties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139" style:family="table-row">
      <style:table-row-properties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1145" style:family="table-column">
      <style:table-column-properties style:column-width="0.4645in"/>
    </style:style>
    <style:style style:name="TableColumn1146" style:family="table-column">
      <style:table-column-properties style:column-width="4.218in"/>
    </style:style>
    <style:style style:name="Table1144" style:family="table">
      <style:table-properties style:width="4.6826in" fo:margin-left="0in" table:align="left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5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5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5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55" style:family="table-row">
      <style:table-row-properties/>
    </style:style>
    <style:style style:name="TableCell115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15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6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62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163" style:parent-style-name="Normal" style:family="paragraph">
      <style:paragraph-properties>
        <style:tab-stops>
          <style:tab-stop style:type="left" style:position="2.3159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CU-001</text:p>
          </table:table-cell>
          <table:table-cell table:style-name="TableCell7">
            <text:p text:style-name="P8">Funcionalidad General</text:p>
          </table:table-cell>
        </table:table-row>
        <table:table-row table:style-name="TableRow9">
          <table:table-cell table:style-name="TableCell10">
            <text:p text:style-name="P11">Versión</text:p>
          </table:table-cell>
          <table:table-cell table:style-name="TableCell12">
            <text:p text:style-name="P13">1.0(29/04/2022)</text:p>
          </table:table-cell>
        </table:table-row>
        <table:table-row table:style-name="TableRow14">
          <table:table-cell table:style-name="TableCell15">
            <text:p text:style-name="P16">Dependencias</text:p>
          </table:table-cell>
          <table:table-cell table:style-name="TableCell17">
            <text:list text:style-name="LFO1" text:continue-numbering="true">
              <text:list-item>
                <text:p text:style-name="P18">1.Personalización del perfil en web.</text:p>
              </text:list-item>
              <text:list-item>
                <text:p text:style-name="P19">2.Gestión del temario dispuesto en la base de datos.</text:p>
              </text:list-item>
              <text:list-item>
                <text:p text:style-name="P20">3.Gestión de los ejercicios resueltos en la base de datos.</text:p>
              </text:list-item>
              <text:list-item>
                <text:p text:style-name="P21">4.Gestión de los<text:s/>ejercicios dispuestos en la base de datos.</text:p>
              </text:list-item>
              <text:list-item>
                <text:p text:style-name="P22">5.Gestion de tiempo de descanso.</text:p>
              </text:list-item>
            </text:list>
            <text:p text:style-name="P23"><text:s text:c="6"/></text:p>
          </table:table-cell>
        </table:table-row>
        <table:table-row table:style-name="TableRow24">
          <table:table-cell table:style-name="TableCell25">
            <text:p text:style-name="P26">Precondición</text:p>
          </table:table-cell>
          <table:table-cell table:style-name="TableCell27">
            <text:p text:style-name="P28">El usuario de la web ha de estar registrado con un identificador único para poder acceder a la información general de la web y a todos sus<text:s/>funcionalidades y personalización.</text:p>
          </table:table-cell>
        </table:table-row>
        <table:table-row table:style-name="TableRow29">
          <table:table-cell table:style-name="TableCell30">
            <text:p text:style-name="P31">Descripción</text:p>
          </table:table-cell>
          <table:table-cell table:style-name="TableCell32">
            <text:p text:style-name="P33">El sistema deberá comportarse como de describe en el siguiente caso de uso cuando el usuario de la aplicación acceda a la web y use la funcionalidad de esta.</text:p>
          </table:table-cell>
        </table:table-row>
        <table:table-row table:style-name="TableRow34">
          <table:table-cell table:style-name="TableCell35">
            <text:p text:style-name="P36">Secuencia<text:s/></text:p>
            <text:p text:style-name="P37"><text:span text:style-name="T38">normal</text:span></text:p>
          </table:table-cell>
          <table:table-cell table:style-name="TableCell39">
            <table:table table:style-name="Table40">
              <table:table-columns>
                <table:table-column table:style-name="TableColumn41"/>
                <table:table-column table:style-name="TableColumn42"/>
              </table:table-columns>
              <table:table-row table:style-name="TableRow43">
                <table:table-cell table:style-name="TableCell44">
                  <text:p text:style-name="P45">Paso</text:p>
                </table:table-cell>
                <table:table-cell table:style-name="TableCell46">
                  <text:p text:style-name="P47">Acción<text:s/></text:p>
                </table:table-cell>
              </table:table-row>
              <table:table-row table:style-name="TableRow48">
                <table:table-cell table:style-name="TableCell49">
                  <text:p text:style-name="P50"><text:s text:c="3"/>1</text:p>
                </table:table-cell>
                <table:table-cell table:style-name="TableCell51">
                  <text:p text:style-name="P52">El<text:s/>usuario acede a la aplicación.</text:p>
                  <text:p text:style-name="P53"/>
                </table:table-cell>
              </table:table-row>
              <table:table-row table:style-name="TableRow54">
                <table:table-cell table:style-name="TableCell55">
                  <text:p text:style-name="P56"><text:s text:c="4"/>2</text:p>
                </table:table-cell>
                <table:table-cell table:style-name="TableCell57">
                  <text:p text:style-name="P58">Tras acceder a la aplicación la web le solicita que se identifique en la misma.</text:p>
                </table:table-cell>
              </table:table-row>
              <table:table-row table:style-name="TableRow59">
                <table:table-cell table:style-name="TableCell60">
                  <text:p text:style-name="P61"><text:s text:c="4"/>3</text:p>
                </table:table-cell>
                <table:table-cell table:style-name="TableCell62">
                  <text:p text:style-name="P63">Tras la introducción de nombre de usuario y la contraseña, el sistema comprueba que este este registrado y la contraseña sea<text:s/>correcta.</text:p>
                </table:table-cell>
              </table:table-row>
              <table:table-row table:style-name="TableRow64">
                <table:table-cell table:style-name="TableCell65">
                  <text:p text:style-name="P66"><text:s text:c="4"/>4</text:p>
                </table:table-cell>
                <table:table-cell table:style-name="TableCell67">
                  <text:p text:style-name="P68"><text:span text:style-name="T69">El usuario tras acceder a la pestaña de personalización selecciona los aspectos de configuración que más se adecuen a sus características.</text:span></text:p>
                </table:table-cell>
              </table:table-row>
              <table:table-row table:style-name="TableRow70">
                <table:table-cell table:style-name="TableCell71">
                  <text:p text:style-name="P72"><text:s text:c="4"/>5</text:p>
                </table:table-cell>
                <table:table-cell table:style-name="TableCell73">
                  <text:p text:style-name="P74">Se le predispone el temario de Python, ejercicios resueltos y ejercicios para la práctica.</text:p>
                </table:table-cell>
              </table:table-row>
              <table:table-row table:style-name="TableRow75">
                <table:table-cell table:style-name="TableCell76">
                  <text:p text:style-name="P77"><text:s/><text:s text:c="3"/>6</text:p>
                </table:table-cell>
                <table:table-cell table:style-name="TableCell78">
                  <text:p text:style-name="P79">Se realizan pausas de un determinado periodo de tiempo, y durante un determinado periodo configurado por el usuario.</text:p>
                </table:table-cell>
              </table:table-row>
              <table:table-row table:style-name="TableRow80">
                <table:table-cell table:style-name="TableCell81">
                  <text:p text:style-name="P82"><text:s text:c="4"/>7</text:p>
                </table:table-cell>
                <table:table-cell table:style-name="TableCell83">
                  <text:p text:style-name="P84">Durante este determinado periodo de pausa se le disponen al usuario unos determinados procesos de ocio o descanso relacionados<text:s/>con el temario.</text:p>
                </table:table-cell>
              </table:table-row>
              <table:table-row table:style-name="TableRow85">
                <table:table-cell table:style-name="TableCell86">
                  <text:p text:style-name="P87"><text:s text:c="4"/>8</text:p>
                </table:table-cell>
                <table:table-cell table:style-name="TableCell88">
                  <text:p text:style-name="P89">Tras determinada cantidad de temario procesado, se predisponen, ejercicios tipo examen.</text:p>
                </table:table-cell>
              </table:table-row>
              <table:table-row table:style-name="TableRow90">
                <table:table-cell table:style-name="TableCell91">
                  <text:p text:style-name="P92"><text:s text:c="4"/>9</text:p>
                </table:table-cell>
                <table:table-cell table:style-name="TableCell93">
                  <text:p text:style-name="P94">El usuario también puede acceder a la pestaña de foro donde los usuarios pueden hablar entre ellos y solucionar dudas o dar<text:s/>sugerencias para la optimización de la web.</text:p>
                </table:table-cell>
              </table:table-row>
            </table:table>
            <text:p text:style-name="P95"/>
          </table:table-cell>
        </table:table-row>
        <table:table-row table:style-name="TableRow96">
          <table:table-cell table:style-name="TableCell97">
            <text:p text:style-name="P98">Postcondición</text:p>
          </table:table-cell>
          <table:table-cell table:style-name="TableCell99">
            <text:p text:style-name="P100">El avance del temario y en la realización de los ejercicios propuestos quedan registrados en la aplicación al igual que la personalización de este.</text:p>
          </table:table-cell>
        </table:table-row>
        <table:table-row table:style-name="TableRow101">
          <table:table-cell table:style-name="TableCell102">
            <text:p text:style-name="P103">Excepciones</text:p>
          </table:table-cell>
          <table:table-cell table:style-name="TableCell104">
            <table:table table:style-name="Table105">
              <table:table-columns>
                <table:table-column table:style-name="TableColumn106"/>
                <table:table-column table:style-name="TableColumn107"/>
              </table:table-columns>
              <table:table-row table:style-name="TableRow108">
                <table:table-cell table:style-name="TableCell109">
                  <text:p text:style-name="P110">Paso</text:p>
                </table:table-cell>
                <table:table-cell table:style-name="TableCell111">
                  <text:p text:style-name="P112">Acción</text:p>
                </table:table-cell>
              </table:table-row>
              <table:table-row table:style-name="TableRow113">
                <table:table-cell table:style-name="TableCell114">
                  <text:p text:style-name="P115"><text:s text:c="2"/>1</text:p>
                </table:table-cell>
                <table:table-cell table:style-name="TableCell116">
                  <text:p text:style-name="P117">No estar<text:s/>registrado en el sistema.</text:p>
                </table:table-cell>
              </table:table-row>
              <table:table-row table:style-name="TableRow118">
                <table:table-cell table:style-name="TableCell119">
                  <text:p text:style-name="P120"><text:s text:c="2"/>2</text:p>
                </table:table-cell>
                <table:table-cell table:style-name="TableCell121">
                  <text:p text:style-name="P122">Error al introducir usuario, contraseña o ambas.</text:p>
                </table:table-cell>
              </table:table-row>
              <table:table-row table:style-name="TableRow123">
                <table:table-cell table:style-name="TableCell124">
                  <text:p text:style-name="P125"><text:s text:c="2"/>3</text:p>
                </table:table-cell>
                <table:table-cell table:style-name="TableCell126">
                  <text:p text:style-name="P127">No seleccionar la personalización de la aplicación.</text:p>
                </table:table-cell>
              </table:table-row>
              <table:table-row table:style-name="TableRow128">
                <table:table-cell table:style-name="TableCell129">
                  <text:p text:style-name="P130"><text:s text:c="2"/>4</text:p>
                </table:table-cell>
                <table:table-cell table:style-name="TableCell131">
                  <text:p text:style-name="P132">Dejar vacío los ejercicios a la hora de entregarlos.</text:p>
                </table:table-cell>
              </table:table-row>
            </table:table>
            <text:p text:style-name="P133"/>
          </table:table-cell>
        </table:table-row>
        <table:table-row table:style-name="TableRow134">
          <table:table-cell table:style-name="TableCell135">
            <text:p text:style-name="P136">Comentarios</text:p>
          </table:table-cell>
          <table:table-cell table:style-name="TableCell137">
            <text:p text:style-name="P138">La personalización del formato de la<text:s/>aplicación es modificable en cualquier punto de avance en el temario.</text:p>
          </table:table-cell>
        </table:table-row>
      </table:table>
      <text:p text:style-name="Normal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soft-page-break/>
            <text:p text:style-name="P144">CU-002</text:p>
          </table:table-cell>
          <table:table-cell table:style-name="TableCell145">
            <text:p text:style-name="P146">Registrar usuario</text:p>
          </table:table-cell>
        </table:table-row>
        <table:table-row table:style-name="TableRow147">
          <table:table-cell table:style-name="TableCell148">
            <text:p text:style-name="P149">Versión<text:s/></text:p>
          </table:table-cell>
          <table:table-cell table:style-name="TableCell150">
            <text:p text:style-name="P151">1.0(29/04/2022)</text:p>
          </table:table-cell>
        </table:table-row>
        <table:table-row table:style-name="TableRow152">
          <table:table-cell table:style-name="TableCell153">
            <text:p text:style-name="P154">Dependencias</text:p>
          </table:table-cell>
          <table:table-cell table:style-name="TableCell155">
            <text:list text:style-name="LFO2" text:continue-numbering="true">
              <text:list-item>
                <text:p text:style-name="P156">1.Registrar a los usuarios en la base de datos de la aplicación.</text:p>
              </text:list-item>
            </text:list>
          </table:table-cell>
        </table:table-row>
        <table:table-row table:style-name="TableRow157">
          <table:table-cell table:style-name="TableCell158">
            <text:p text:style-name="P159">Precondición<text:s/></text:p>
          </table:table-cell>
          <table:table-cell table:style-name="TableCell160">
            <text:p text:style-name="P161">El usuario debe acceder a la<text:s/>aplicación antes de comenzar el proceso de registro.</text:p>
          </table:table-cell>
        </table:table-row>
        <table:table-row table:style-name="TableRow162">
          <table:table-cell table:style-name="TableCell163">
            <text:p text:style-name="P164">Descripción<text:s/></text:p>
          </table:table-cell>
          <table:table-cell table:style-name="TableCell165">
            <text:p text:style-name="P166">El sistema deberá comportarse como de describe en el siguiente caso de uso cuando el usuario de la aplicación acceda a la web y dese registrarse.</text:p>
          </table:table-cell>
        </table:table-row>
        <table:table-row table:style-name="TableRow167">
          <table:table-cell table:style-name="TableCell168">
            <text:p text:style-name="P169">Secuencia</text:p>
            <text:p text:style-name="P170">normal</text:p>
          </table:table-cell>
          <table:table-cell table:style-name="TableCell171">
            <table:table table:style-name="Table172">
              <table:table-columns>
                <table:table-column table:style-name="TableColumn173"/>
                <table:table-column table:style-name="TableColumn174"/>
              </table:table-columns>
              <table:table-row table:style-name="TableRow175">
                <table:table-cell table:style-name="TableCell176">
                  <text:p text:style-name="P177">Paso</text:p>
                </table:table-cell>
                <table:table-cell table:style-name="TableCell178">
                  <text:p text:style-name="P179">Acción</text:p>
                </table:table-cell>
              </table:table-row>
              <table:table-row table:style-name="TableRow180">
                <table:table-cell table:style-name="TableCell181">
                  <text:p text:style-name="P182"><text:s text:c="3"/>1</text:p>
                </table:table-cell>
                <table:table-cell table:style-name="TableCell183">
                  <text:p text:style-name="P184">El<text:s/>usuario accede a la aplicación.</text:p>
                </table:table-cell>
              </table:table-row>
              <table:table-row table:style-name="TableRow185">
                <table:table-cell table:style-name="TableCell186">
                  <text:p text:style-name="P187"><text:s text:c="3"/>2</text:p>
                </table:table-cell>
                <table:table-cell table:style-name="TableCell188">
                  <text:p text:style-name="P189">El usuario procede a la pestaña de registro.</text:p>
                </table:table-cell>
              </table:table-row>
              <table:table-row table:style-name="TableRow190">
                <table:table-cell table:style-name="TableCell191">
                  <text:p text:style-name="P192"><text:s text:c="3"/>3</text:p>
                </table:table-cell>
                <table:table-cell table:style-name="TableCell193">
                  <text:p text:style-name="P194">El usuario cumplimenta el formulario de registro.</text:p>
                </table:table-cell>
              </table:table-row>
              <table:table-row table:style-name="TableRow195">
                <table:table-cell table:style-name="TableCell196">
                  <text:p text:style-name="P197"><text:s text:c="3"/>4</text:p>
                </table:table-cell>
                <table:table-cell table:style-name="TableCell198">
                  <text:p text:style-name="P199">El usuario presiona el botón de registrar.</text:p>
                </table:table-cell>
              </table:table-row>
              <table:table-row table:style-name="TableRow200">
                <table:table-cell table:style-name="TableCell201">
                  <text:p text:style-name="P202"><text:s text:c="3"/>5</text:p>
                </table:table-cell>
                <table:table-cell table:style-name="TableCell203">
                  <text:p text:style-name="P204">El sistema comprueba que los datos del usuario sean<text:s/>correctos.</text:p>
                </table:table-cell>
              </table:table-row>
              <table:table-row table:style-name="TableRow205">
                <table:table-cell table:style-name="TableCell206">
                  <text:p text:style-name="P207"><text:s text:c="3"/>6</text:p>
                </table:table-cell>
                <table:table-cell table:style-name="TableCell208">
                  <text:p text:style-name="P209">Se registra los datos de usuario en el sistema.</text:p>
                </table:table-cell>
              </table:table-row>
            </table:table>
            <text:p text:style-name="P210"/>
          </table:table-cell>
        </table:table-row>
        <table:table-row table:style-name="TableRow211">
          <table:table-cell table:style-name="TableCell212">
            <text:p text:style-name="P213">Postcondición</text:p>
          </table:table-cell>
          <table:table-cell table:style-name="TableCell214">
            <text:p text:style-name="P215">Al salir de la aplicación, una ver registrado, la información del usuario queda registrado en el sistema.</text:p>
          </table:table-cell>
        </table:table-row>
        <table:table-row table:style-name="TableRow216">
          <table:table-cell table:style-name="TableCell217">
            <text:p text:style-name="P218">Excepciones</text:p>
          </table:table-cell>
          <table:table-cell table:style-name="TableCell219">
            <table:table table:style-name="Table220">
              <table:table-columns>
                <table:table-column table:style-name="TableColumn221"/>
                <table:table-column table:style-name="TableColumn222"/>
              </table:table-columns>
              <table:table-row table:style-name="TableRow223">
                <table:table-cell table:style-name="TableCell224">
                  <text:p text:style-name="P225">Paso</text:p>
                </table:table-cell>
                <table:table-cell table:style-name="TableCell226">
                  <text:p text:style-name="P227">Acción</text:p>
                </table:table-cell>
              </table:table-row>
              <table:table-row table:style-name="TableRow228">
                <table:table-cell table:style-name="TableCell229">
                  <text:p text:style-name="P230"><text:s text:c="3"/>1</text:p>
                </table:table-cell>
                <table:table-cell table:style-name="TableCell231">
                  <text:p text:style-name="P232">El usuario presiona el botón de<text:s/>acceder sin estar registrado.</text:p>
                  <table:table table:style-name="Table233">
                    <table:table-columns>
                      <table:table-column table:style-name="TableColumn234"/>
                      <table:table-column table:style-name="TableColumn235"/>
                    </table:table-columns>
                    <table:table-row table:style-name="TableRow236">
                      <table:table-cell table:style-name="TableCell237">
                        <text:p text:style-name="P238">E1.1</text:p>
                      </table:table-cell>
                      <table:table-cell table:style-name="TableCell239">
                        <text:p text:style-name="P240">El sistema comprueba los campos de acceso.</text:p>
                      </table:table-cell>
                    </table:table-row>
                    <table:table-row table:style-name="TableRow241">
                      <table:table-cell table:style-name="TableCell242">
                        <text:p text:style-name="P243">E1.2</text:p>
                      </table:table-cell>
                      <table:table-cell table:style-name="TableCell244">
                        <text:p text:style-name="P245">El sistema muestra una ventana de alerta donde se le “ERROR, USUARIO NO REGISTRADO”</text:p>
                      </table:table-cell>
                    </table:table-row>
                    <table:table-row table:style-name="TableRow246">
                      <table:table-cell table:style-name="TableCell247">
                        <text:p text:style-name="P248">E1.3</text:p>
                      </table:table-cell>
                      <table:table-cell table:style-name="TableCell249">
                        <text:p text:style-name="P250">Se redirige al usuario a la venta de acceso de nuevo.</text:p>
                      </table:table-cell>
                    </table:table-row>
                  </table:table>
                  <text:p text:style-name="P251"/>
                </table:table-cell>
              </table:table-row>
              <table:table-row table:style-name="TableRow252">
                <table:table-cell table:style-name="TableCell253">
                  <text:p text:style-name="P254"><text:s text:c="3"/>2</text:p>
                </table:table-cell>
                <table:table-cell table:style-name="TableCell255">
                  <text:p text:style-name="P256">El usuario deja en<text:s/>blanco o sin cumplimentar uno o varios campos de registro.</text:p>
                  <table:table table:style-name="Table257">
                    <table:table-columns>
                      <table:table-column table:style-name="TableColumn258"/>
                      <table:table-column table:style-name="TableColumn259"/>
                    </table:table-columns>
                    <table:table-row table:style-name="TableRow260">
                      <table:table-cell table:style-name="TableCell261">
                        <text:p text:style-name="P262">E2.1</text:p>
                      </table:table-cell>
                      <table:table-cell table:style-name="TableCell263">
                        <text:p text:style-name="P264">El sistema comprueba que todos los campos estén cumplimentados.</text:p>
                      </table:table-cell>
                    </table:table-row>
                    <table:table-row table:style-name="TableRow265">
                      <table:table-cell table:style-name="TableCell266">
                        <text:p text:style-name="P267">E2.2</text:p>
                      </table:table-cell>
                      <table:table-cell table:style-name="TableCell268">
                        <text:p text:style-name="P269">El sistema recarga el formulario de registro.</text:p>
                      </table:table-cell>
                    </table:table-row>
                    <table:table-row table:style-name="TableRow270">
                      <table:table-cell table:style-name="TableCell271">
                        <text:p text:style-name="P272">E2.3</text:p>
                      </table:table-cell>
                      <table:table-cell table:style-name="TableCell273">
                        <text:p text:style-name="P274">Se muestra una venta donde me muestra “Campo vacío”.</text:p>
                      </table:table-cell>
                    </table:table-row>
                  </table:table>
                  <text:p text:style-name="P275"/>
                </table:table-cell>
              </table:table-row>
              <table:table-row table:style-name="TableRow276">
                <table:table-cell table:style-name="TableCell277">
                  <text:p text:style-name="P278"><text:s text:c="3"/>3</text:p>
                </table:table-cell>
                <table:table-cell table:style-name="TableCell279">
                  <text:p text:style-name="P280">El<text:s/>usuario cumplimenta los campos ya estando registrado en el sistema.</text:p>
                  <table:table table:style-name="Table281">
                    <table:table-columns>
                      <table:table-column table:style-name="TableColumn282"/>
                      <table:table-column table:style-name="TableColumn283"/>
                    </table:table-columns>
                    <table:table-row table:style-name="TableRow284">
                      <table:table-cell table:style-name="TableCell285">
                        <text:p text:style-name="P286">E3.1</text:p>
                      </table:table-cell>
                      <table:table-cell table:style-name="TableCell287">
                        <text:p text:style-name="P288">El sistema comprueba los datos del usuario.</text:p>
                      </table:table-cell>
                    </table:table-row>
                    <table:table-row table:style-name="TableRow289">
                      <table:table-cell table:style-name="TableCell290">
                        <text:p text:style-name="P291">E3.2</text:p>
                      </table:table-cell>
                      <table:table-cell table:style-name="TableCell292">
                        <text:p text:style-name="P293">El sistema recarga el formulario de registro.</text:p>
                      </table:table-cell>
                    </table:table-row>
                    <table:table-row table:style-name="TableRow294">
                      <table:table-cell table:style-name="TableCell295">
                        <text:p text:style-name="P296">E3.3</text:p>
                      </table:table-cell>
                      <table:table-cell table:style-name="TableCell297">
                        <text:p text:style-name="P298">Se muestra un mensaje donde se ve “ERROR, USUARIO YA REGISTRADO”.</text:p>
                      </table:table-cell>
                    </table:table-row>
                  </table:table>
                  <text:p text:style-name="P299"/>
                </table:table-cell>
              </table:table-row>
              <table:table-row table:style-name="TableRow300">
                <table:table-cell table:style-name="TableCell301">
                  <text:p text:style-name="P302"><text:s text:c="3"/>4</text:p>
                </table:table-cell>
                <table:table-cell table:style-name="TableCell303">
                  <text:p text:style-name="P304">El<text:s/>usuario usa el nombre de usuario que otro usuario ha registrado antes.</text:p>
                  <table:table table:style-name="Table305">
                    <table:table-columns>
                      <table:table-column table:style-name="TableColumn306"/>
                      <table:table-column table:style-name="TableColumn307"/>
                    </table:table-columns>
                    <table:table-row table:style-name="TableRow308">
                      <table:table-cell table:style-name="TableCell309">
                        <text:p text:style-name="P310">E4.1</text:p>
                      </table:table-cell>
                      <table:table-cell table:style-name="TableCell311">
                        <text:p text:style-name="P312">El sistema comprueba el nombre de usuario.<text:s/></text:p>
                      </table:table-cell>
                    </table:table-row>
                    <table:table-row table:style-name="TableRow313">
                      <table:table-cell table:style-name="TableCell314">
                        <text:p text:style-name="P315">E4.2</text:p>
                      </table:table-cell>
                      <table:table-cell table:style-name="TableCell316">
                        <text:p text:style-name="P317">El sistema recarga el formulario de registro.</text:p>
                      </table:table-cell>
                    </table:table-row>
                    <table:table-row table:style-name="TableRow318">
                      <table:table-cell table:style-name="TableCell319">
                        <text:p text:style-name="P320">E4.3</text:p>
                      </table:table-cell>
                      <table:table-cell table:style-name="TableCell321">
                        <text:p text:style-name="P322">Se muestra un mensaje donde se lee” Nombre de usuario ya registrado”.</text:p>
                      </table:table-cell>
                    </table:table-row>
                  </table:table>
                  <text:p text:style-name="P323"/>
                </table:table-cell>
              </table:table-row>
              <table:table-row table:style-name="TableRow324">
                <table:table-cell table:style-name="TableCell325">
                  <text:p text:style-name="P326"><text:s text:c="3"/>5</text:p>
                </table:table-cell>
                <table:table-cell table:style-name="TableCell327">
                  <text:p text:style-name="P328">El usuario se equivoca a la hora de introducir determinados datos.</text:p>
                  <table:table table:style-name="Table329">
                    <table:table-columns>
                      <table:table-column table:style-name="TableColumn330"/>
                      <table:table-column table:style-name="TableColumn331"/>
                    </table:table-columns>
                    <table:table-row table:style-name="TableRow332">
                      <table:table-cell table:style-name="TableCell333">
                        <text:p text:style-name="P334">E5.1</text:p>
                      </table:table-cell>
                      <table:table-cell table:style-name="TableCell335">
                        <text:p text:style-name="P336">Una vez registrado, el usuario accede a su perfil.</text:p>
                      </table:table-cell>
                    </table:table-row>
                    <table:table-row table:style-name="TableRow337">
                      <table:table-cell table:style-name="TableCell338">
                        <text:p text:style-name="P339">E5.2</text:p>
                      </table:table-cell>
                      <table:table-cell table:style-name="TableCell340">
                        <text:p text:style-name="P341">Dentro del perfil puede cambiar sus datos.</text:p>
                      </table:table-cell>
                    </table:table-row>
                  </table:table>
                  <text:p text:style-name="P342"/>
                </table:table-cell>
              </table:table-row>
            </table:table>
            <text:p text:style-name="P343"/>
          </table:table-cell>
        </table:table-row>
        <table:table-row table:style-name="TableRow344">
          <table:table-cell table:style-name="TableCell345">
            <text:p text:style-name="P346">Comentarios</text:p>
          </table:table-cell>
          <table:table-cell table:style-name="TableCell347">
            <text:p text:style-name="P348">Cada usuario tiene un identificador único dentro de la<text:s/>base de datos.</text:p>
          </table:table-cell>
        </table:table-row>
      </table:table>
      <text:p text:style-name="Normal"/>
      <table:table table:style-name="Table349">
        <table:table-columns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CU-003</text:p>
          </table:table-cell>
          <table:table-cell table:style-name="TableCell355">
            <text:p text:style-name="P356">Acceso a la web</text:p>
          </table:table-cell>
        </table:table-row>
        <table:table-row table:style-name="TableRow357">
          <table:table-cell table:style-name="TableCell358">
            <text:p text:style-name="P359">Versión</text:p>
            <text:p text:style-name="P360"/>
          </table:table-cell>
          <table:table-cell table:style-name="TableCell361">
            <text:p text:style-name="P362">1.0(29/04/2022)</text:p>
          </table:table-cell>
        </table:table-row>
        <table:table-row table:style-name="TableRow363">
          <table:table-cell table:style-name="TableCell364">
            <text:p text:style-name="P365">Dependencias</text:p>
            <text:p text:style-name="P366"/>
          </table:table-cell>
          <table:table-cell table:style-name="TableCell367">
            <text:p text:style-name="P368">1.Permitir el acceso de los usuarios a la aplicación.</text:p>
          </table:table-cell>
        </table:table-row>
        <table:table-row table:style-name="TableRow369">
          <table:table-cell table:style-name="TableCell370">
            <text:p text:style-name="P371">Precondición</text:p>
            <text:p text:style-name="P372"><text:s/></text:p>
          </table:table-cell>
          <table:table-cell table:style-name="TableCell373">
            <text:p text:style-name="P374">El usuario tiene que acceder a la aplicación y estar registrado previamente.</text:p>
          </table:table-cell>
        </table:table-row>
        <table:table-row table:style-name="TableRow375">
          <table:table-cell table:style-name="TableCell376">
            <text:p text:style-name="P377">Descripción<text:s/></text:p>
          </table:table-cell>
          <table:table-cell table:style-name="TableCell378">
            <text:p text:style-name="P379">El<text:s/>sistema deberá comportarse como de describe en el siguiente caso de uso cuando el usuario desee acceder a la aplicación.</text:p>
          </table:table-cell>
        </table:table-row>
        <table:table-row table:style-name="TableRow380">
          <table:table-cell table:style-name="TableCell381">
            <text:p text:style-name="P382">Secuencia</text:p>
            <text:p text:style-name="P383">normal</text:p>
          </table:table-cell>
          <table:table-cell table:style-name="TableCell384">
            <table:table table:style-name="Table385">
              <table:table-columns>
                <table:table-column table:style-name="TableColumn386"/>
                <table:table-column table:style-name="TableColumn387"/>
              </table:table-columns>
              <table:table-row table:style-name="TableRow388">
                <table:table-cell table:style-name="TableCell389">
                  <text:p text:style-name="P390">Paso</text:p>
                </table:table-cell>
                <table:table-cell table:style-name="TableCell391">
                  <text:p text:style-name="P392">Acción</text:p>
                </table:table-cell>
              </table:table-row>
              <table:table-row table:style-name="TableRow393">
                <table:table-cell table:style-name="TableCell394">
                  <text:p text:style-name="P395"><text:s text:c="3"/>1</text:p>
                </table:table-cell>
                <table:table-cell table:style-name="TableCell396">
                  <text:p text:style-name="P397">El usuario accede a la aplicación donde la ventana de inicio es el formulario de acceso.</text:p>
                </table:table-cell>
              </table:table-row>
              <table:table-row table:style-name="TableRow398">
                <table:table-cell table:style-name="TableCell399">
                  <text:p text:style-name="P400"><text:s text:c="3"/>2</text:p>
                </table:table-cell>
                <table:table-cell table:style-name="TableCell401">
                  <text:p text:style-name="P402">El<text:s/>usuario cumplimenta correctamente el nombre y la contraseña y presiona el botón de acceso.</text:p>
                </table:table-cell>
              </table:table-row>
            </table:table>
            <text:p text:style-name="P403"/>
          </table:table-cell>
        </table:table-row>
        <table:table-row table:style-name="TableRow404">
          <table:table-cell table:style-name="TableCell405">
            <text:p text:style-name="P406">Postcondición</text:p>
            <text:p text:style-name="P407"/>
          </table:table-cell>
          <table:table-cell table:style-name="TableCell408">
            <text:p text:style-name="P409">El usuario accede a la web.</text:p>
          </table:table-cell>
        </table:table-row>
        <table:table-row table:style-name="TableRow410">
          <table:table-cell table:style-name="TableCell411">
            <text:p text:style-name="P412">Excepciones<text:s/></text:p>
          </table:table-cell>
          <table:table-cell table:style-name="TableCell413">
            <table:table table:style-name="Table414">
              <table:table-columns>
                <table:table-column table:style-name="TableColumn415"/>
                <table:table-column table:style-name="TableColumn416"/>
              </table:table-columns>
              <table:table-row table:style-name="TableRow417">
                <table:table-cell table:style-name="TableCell418">
                  <text:p text:style-name="P419">Paso</text:p>
                </table:table-cell>
                <table:table-cell table:style-name="TableCell420">
                  <text:p text:style-name="P421">Acción</text:p>
                </table:table-cell>
              </table:table-row>
              <table:table-row table:style-name="TableRow422">
                <table:table-cell table:style-name="TableCell423">
                  <text:p text:style-name="P424"><text:s text:c="3"/>1</text:p>
                </table:table-cell>
                <table:table-cell table:style-name="TableCell425">
                  <text:p text:style-name="P426">El usuario no cumplimenta los campos y presiona previamente el botón de acceso.</text:p>
                  <table:table table:style-name="Table427">
                    <table:table-columns>
                      <table:table-column table:style-name="TableColumn428"/>
                      <table:table-column table:style-name="TableColumn429"/>
                    </table:table-columns>
                    <table:table-row table:style-name="TableRow430">
                      <table:table-cell table:style-name="TableCell431">
                        <text:p text:style-name="P432">E1.1</text:p>
                      </table:table-cell>
                      <table:table-cell table:style-name="TableCell433">
                        <text:p text:style-name="P434">El sistema comprueba que los campos estén correctamente cumplimentados.</text:p>
                      </table:table-cell>
                    </table:table-row>
                    <table:table-row table:style-name="TableRow435">
                      <table:table-cell table:style-name="TableCell436">
                        <text:p text:style-name="P437">E1.2</text:p>
                      </table:table-cell>
                      <table:table-cell table:style-name="TableCell438">
                        <text:p text:style-name="P439">Se recarga el formulario de acceso.</text:p>
                      </table:table-cell>
                    </table:table-row>
                    <table:table-row table:style-name="TableRow440">
                      <table:table-cell table:style-name="TableCell441">
                        <text:p text:style-name="P442">E1.3</text:p>
                      </table:table-cell>
                      <table:table-cell table:style-name="TableCell443">
                        <text:p text:style-name="P444">Se muestra un mensaje donde se lee” campo vacío”<text:s/></text:p>
                      </table:table-cell>
                    </table:table-row>
                  </table:table>
                  <text:p text:style-name="P445"/>
                </table:table-cell>
              </table:table-row>
              <table:table-row table:style-name="TableRow446">
                <table:table-cell table:style-name="TableCell447">
                  <text:p text:style-name="P448"><text:s text:c="3"/>2</text:p>
                </table:table-cell>
                <table:table-cell table:style-name="TableCell449">
                  <text:p text:style-name="P450">El usuario cumplimenta de manera errónea el nombre de usuario, la<text:s/>contraseña o ambos.</text:p>
                  <table:table table:style-name="Table451">
                    <table:table-columns>
                      <table:table-column table:style-name="TableColumn452"/>
                      <table:table-column table:style-name="TableColumn453"/>
                    </table:table-columns>
                    <table:table-row table:style-name="TableRow454">
                      <table:table-cell table:style-name="TableCell455">
                        <text:p text:style-name="P456">E2.1</text:p>
                      </table:table-cell>
                      <table:table-cell table:style-name="TableCell457">
                        <text:p text:style-name="P458">El sistema comprueba que los campos estén registrados en la base de datos de usuario.</text:p>
                      </table:table-cell>
                    </table:table-row>
                    <table:table-row table:style-name="TableRow459">
                      <table:table-cell table:style-name="TableCell460">
                        <text:p text:style-name="P461">E2.2</text:p>
                      </table:table-cell>
                      <table:table-cell table:style-name="TableCell462">
                        <text:p text:style-name="P463">Se recarga el formulario de acceso.</text:p>
                      </table:table-cell>
                    </table:table-row>
                    <table:table-row table:style-name="TableRow464">
                      <table:table-cell table:style-name="TableCell465">
                        <text:p text:style-name="P466">E2.3</text:p>
                      </table:table-cell>
                      <table:table-cell table:style-name="TableCell467">
                        <text:p text:style-name="P468">Se muestra un mensaje que pone” error al acceso, nombre o contraseña erróneos ”.</text:p>
                      </table:table-cell>
                    </table:table-row>
                  </table:table>
                  <text:p text:style-name="P469"/>
                </table:table-cell>
              </table:table-row>
              <table:table-row table:style-name="TableRow470">
                <table:table-cell table:style-name="TableCell471">
                  <text:p text:style-name="P472"><text:s text:c="3"/>3</text:p>
                </table:table-cell>
                <table:table-cell table:style-name="TableCell473">
                  <text:p text:style-name="P474">Error del sistema al cargar la información del temario.</text:p>
                  <table:table table:style-name="Table475">
                    <table:table-columns>
                      <table:table-column table:style-name="TableColumn476"/>
                      <table:table-column table:style-name="TableColumn477"/>
                    </table:table-columns>
                    <table:table-row table:style-name="TableRow478">
                      <table:table-cell table:style-name="TableCell479">
                        <text:p text:style-name="P480">E3.1</text:p>
                      </table:table-cell>
                      <table:table-cell table:style-name="TableCell481">
                        <text:p text:style-name="P482">Se recarga el formulario de acceso.</text:p>
                      </table:table-cell>
                    </table:table-row>
                    <table:table-row table:style-name="TableRow483">
                      <table:table-cell table:style-name="TableCell484">
                        <text:p text:style-name="P485">E3.2</text:p>
                      </table:table-cell>
                      <table:table-cell table:style-name="TableCell486">
                        <text:p text:style-name="P487">Se muestra un mensaje que pone “Error al cargar los datos, inténtelo de nuevo más tarde”</text:p>
                      </table:table-cell>
                    </table:table-row>
                  </table:table>
                  <text:p text:style-name="P488"/>
                </table:table-cell>
              </table:table-row>
            </table:table>
            <text:p text:style-name="P489"/>
          </table:table-cell>
        </table:table-row>
        <table:table-row table:style-name="TableRow490">
          <table:table-cell table:style-name="TableCell491">
            <text:p text:style-name="P492">Comentarios</text:p>
          </table:table-cell>
          <table:table-cell table:style-name="TableCell493">
            <text:p text:style-name="P494">Los datos del usuario están<text:s/>registrados en la base de datos y se pueden modificar tras el acceso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95"/>
      <text:p text:style-name="Normal"/>
      <text:p text:style-name="Normal"/>
      <text:p text:style-name="Normal"/>
      <table:table table:style-name="Table496">
        <table:table-columns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p text:style-name="P501">CU-004</text:p>
            <text:p text:style-name="P502"/>
          </table:table-cell>
          <table:table-cell table:style-name="TableCell503">
            <text:p text:style-name="P504">configuración del Usuario</text:p>
          </table:table-cell>
        </table:table-row>
        <table:table-row table:style-name="TableRow505">
          <table:table-cell table:style-name="TableCell506">
            <text:p text:style-name="P507">Versión<text:s/></text:p>
            <text:p text:style-name="P508"/>
          </table:table-cell>
          <table:table-cell table:style-name="TableCell509">
            <text:p text:style-name="P510">1.0(29/04/2022)</text:p>
          </table:table-cell>
        </table:table-row>
        <table:table-row table:style-name="TableRow511">
          <table:table-cell table:style-name="TableCell512">
            <text:p text:style-name="P513">Dependencias</text:p>
          </table:table-cell>
          <table:table-cell table:style-name="TableCell514">
            <text:list text:style-name="LFO2" text:continue-numbering="true">
              <text:list-item>
                <text:p text:style-name="P515">1.Configuracion de perfil.</text:p>
              </text:list-item>
              <text:list-item>
                <text:p text:style-name="P516">2.Configuracion de descansos.</text:p>
              </text:list-item>
            </text:list>
          </table:table-cell>
        </table:table-row>
        <table:table-row table:style-name="TableRow517">
          <table:table-cell table:style-name="TableCell518">
            <text:p text:style-name="P519">Precondición<text:s/></text:p>
          </table:table-cell>
          <table:table-cell table:style-name="TableCell520">
            <text:p text:style-name="P521">El usuario debe estar<text:s/>registrado en el sistema, y debe haber accedido a la aplicación<text:s/></text:p>
            <text:p text:style-name="P522">antes de proceder a la configuración.</text:p>
            <text:p text:style-name="P523"/>
          </table:table-cell>
        </table:table-row>
        <table:table-row table:style-name="TableRow524">
          <table:table-cell table:style-name="TableCell525">
            <text:p text:style-name="P526">Descripción<text:s/></text:p>
          </table:table-cell>
          <table:table-cell table:style-name="TableCell527">
            <text:p text:style-name="P528">El sistema deberá comportarse como de describe en el siguiente caso de uso cuando el usuario desee personalizar las configuraciones de usuarios.</text:p>
            <text:p text:style-name="P529"/>
          </table:table-cell>
        </table:table-row>
        <table:table-row table:style-name="TableRow530">
          <table:table-cell table:style-name="TableCell531">
            <text:p text:style-name="P532">Secuencia</text:p>
            <text:p text:style-name="P533">normal</text:p>
          </table:table-cell>
          <table:table-cell table:style-name="TableCell534">
            <table:table table:style-name="Table535">
              <table:table-columns>
                <table:table-column table:style-name="TableColumn536"/>
                <table:table-column table:style-name="TableColumn537"/>
              </table:table-columns>
              <table:table-row table:style-name="TableRow538">
                <table:table-cell table:style-name="TableCell539">
                  <text:p text:style-name="P540">Paso</text:p>
                </table:table-cell>
                <table:table-cell table:style-name="TableCell541">
                  <text:p text:style-name="P542">Acción</text:p>
                </table:table-cell>
              </table:table-row>
              <table:table-row table:style-name="TableRow543">
                <table:table-cell table:style-name="TableCell544">
                  <text:p text:style-name="P545"><text:s text:c="3"/>1</text:p>
                </table:table-cell>
                <table:table-cell table:style-name="TableCell546">
                  <text:p text:style-name="P547">El usuario accede a la pestaña de configuración.</text:p>
                  <text:p text:style-name="P548"/>
                </table:table-cell>
              </table:table-row>
              <table:table-row table:style-name="TableRow549">
                <table:table-cell table:style-name="TableCell550">
                  <text:p text:style-name="P551"><text:s text:c="3"/>2</text:p>
                </table:table-cell>
                <table:table-cell table:style-name="TableCell552">
                  <text:p text:style-name="P553">El usuario selecciona la configuración y el tiempo de pausa a su preferencia.</text:p>
                  <text:p text:style-name="P554"/>
                </table:table-cell>
              </table:table-row>
              <table:table-row table:style-name="TableRow555">
                <table:table-cell table:style-name="TableCell556">
                  <text:p text:style-name="P557"><text:s text:c="3"/>3</text:p>
                </table:table-cell>
                <table:table-cell table:style-name="TableCell558">
                  <text:p text:style-name="P559">El usuario presiona el botón de aplicar.</text:p>
                  <text:p text:style-name="P560"/>
                </table:table-cell>
              </table:table-row>
            </table:table>
            <text:p text:style-name="P561"/>
          </table:table-cell>
        </table:table-row>
        <table:table-row table:style-name="TableRow562">
          <table:table-cell table:style-name="TableCell563">
            <text:p text:style-name="P564">Postcondición</text:p>
            <text:p text:style-name="P565"/>
          </table:table-cell>
          <table:table-cell table:style-name="TableCell566">
            <text:p text:style-name="P567">Tras<text:s/>aplicarse las preferencias de configuración estas se guardan en el perfil del usuario.</text:p>
          </table:table-cell>
        </table:table-row>
        <table:table-row table:style-name="TableRow568">
          <table:table-cell table:style-name="TableCell569">
            <text:p text:style-name="P570">Excepciones</text:p>
          </table:table-cell>
          <table:table-cell table:style-name="TableCell571">
            <table:table table:style-name="Table572">
              <table:table-columns>
                <table:table-column table:style-name="TableColumn573"/>
                <table:table-column table:style-name="TableColumn574"/>
              </table:table-columns>
              <table:table-row table:style-name="TableRow575">
                <table:table-cell table:style-name="TableCell576">
                  <text:p text:style-name="P577">Paso</text:p>
                </table:table-cell>
                <table:table-cell table:style-name="TableCell578">
                  <text:p text:style-name="P579">Acción</text:p>
                </table:table-cell>
              </table:table-row>
              <table:table-row table:style-name="TableRow580">
                <table:table-cell table:style-name="TableCell581">
                  <text:p text:style-name="P582"><text:s text:c="3"/>1</text:p>
                </table:table-cell>
                <table:table-cell table:style-name="TableCell583">
                  <text:p text:style-name="P584">El usuario presiona el botón de aplicar sin seleccionar ningún campo.</text:p>
                  <table:table table:style-name="Table585">
                    <table:table-columns>
                      <table:table-column table:style-name="TableColumn586"/>
                      <table:table-column table:style-name="TableColumn587"/>
                    </table:table-columns>
                    <table:table-row table:style-name="TableRow588">
                      <table:table-cell table:style-name="TableCell589">
                        <text:p text:style-name="P590">E1.1</text:p>
                      </table:table-cell>
                      <table:table-cell table:style-name="TableCell591">
                        <text:p text:style-name="P592">El sistema aplica la configuración<text:s/>predeterminada.</text:p>
                        <text:p text:style-name="P593"/>
                      </table:table-cell>
                    </table:table-row>
                  </table:table>
                  <text:p text:style-name="P594"/>
                </table:table-cell>
              </table:table-row>
              <table:table-row table:style-name="TableRow595">
                <table:table-cell table:style-name="TableCell596">
                  <text:p text:style-name="P597"><text:s text:c="3"/>2</text:p>
                </table:table-cell>
                <table:table-cell table:style-name="TableCell598">
                  <text:p text:style-name="P599">El usuario deja algunos campos sin seleccionar y presiona aplicar.</text:p>
                  <table:table table:style-name="Table600">
                    <table:table-columns>
                      <table:table-column table:style-name="TableColumn601"/>
                      <table:table-column table:style-name="TableColumn602"/>
                    </table:table-columns>
                    <table:table-row table:style-name="TableRow603">
                      <table:table-cell table:style-name="TableCell604">
                        <text:p text:style-name="P605">E2.1</text:p>
                      </table:table-cell>
                      <table:table-cell table:style-name="TableCell606">
                        <text:p text:style-name="P607">El sistema aplica la configuración predeterminada en los campos no seleccionados.</text:p>
                      </table:table-cell>
                    </table:table-row>
                  </table:table>
                  <text:p text:style-name="P608"/>
                </table:table-cell>
              </table:table-row>
              <table:table-row table:style-name="TableRow609">
                <table:table-cell table:style-name="TableCell610">
                  <text:p text:style-name="P611"><text:s text:c="3"/>3</text:p>
                </table:table-cell>
                <table:table-cell table:style-name="TableCell612">
                  <text:p text:style-name="P613">El usuario no selecciona ninguna configuración.</text:p>
                  <table:table table:style-name="Table614">
                    <table:table-columns>
                      <table:table-column table:style-name="TableColumn615"/>
                      <table:table-column table:style-name="TableColumn616"/>
                    </table:table-columns>
                    <table:table-row table:style-name="TableRow617">
                      <table:table-cell table:style-name="TableCell618">
                        <text:p text:style-name="P619">E3.1</text:p>
                      </table:table-cell>
                      <table:table-cell table:style-name="TableCell620">
                        <text:p text:style-name="P621">El<text:s/>sistema aplica la configuración predeterminada.</text:p>
                      </table:table-cell>
                    </table:table-row>
                  </table:table>
                  <text:p text:style-name="P622"/>
                </table:table-cell>
              </table:table-row>
            </table:table>
            <text:p text:style-name="P623"/>
          </table:table-cell>
        </table:table-row>
        <table:table-row table:style-name="TableRow624">
          <table:table-cell table:style-name="TableCell625">
            <text:p text:style-name="P626">Comentarios</text:p>
            <text:p text:style-name="P627"/>
          </table:table-cell>
          <table:table-cell table:style-name="TableCell628">
            <text:p text:style-name="P629"><text:span text:style-name="T630">La configuración se registra y actualiza en la base de datos tras aplicarse.</text:span></text:p>
          </table:table-cell>
        </table:table-row>
      </table:table>
      <text:p text:style-name="P631"/>
      <text:p text:style-name="P632"/>
      <text:p text:style-name="P633"/>
      <text:p text:style-name="P634"/>
      <text:p text:style-name="P635"/>
      <text:p text:style-name="P636"/>
      <table:table table:style-name="Table637">
        <table:table-columns>
          <table:table-column table:style-name="TableColumn638"/>
          <table:table-column table:style-name="TableColumn639"/>
        </table:table-columns>
        <table:table-row table:style-name="TableRow640">
          <table:table-cell table:style-name="TableCell641">
            <text:soft-page-break/>
            <text:p text:style-name="P642">CU-005</text:p>
            <text:p text:style-name="P643"/>
          </table:table-cell>
          <table:table-cell table:style-name="TableCell644">
            <text:p text:style-name="P645">Post en el foro</text:p>
          </table:table-cell>
        </table:table-row>
        <table:table-row table:style-name="TableRow646">
          <table:table-cell table:style-name="TableCell647">
            <text:p text:style-name="P648">Versión</text:p>
          </table:table-cell>
          <table:table-cell table:style-name="TableCell649">
            <text:p text:style-name="P650">1.0(29/04/2022)</text:p>
            <text:p text:style-name="P651"/>
          </table:table-cell>
        </table:table-row>
        <table:table-row table:style-name="TableRow652">
          <table:table-cell table:style-name="TableCell653">
            <text:p text:style-name="P654">Dependencias</text:p>
          </table:table-cell>
          <table:table-cell table:style-name="TableCell655">
            <text:list text:style-name="LFO3" text:continue-numbering="true">
              <text:list-item>
                <text:p text:style-name="P656">1.Registrar comentarios en el foro.</text:p>
              </text:list-item>
              <text:list-item>
                <text:p text:style-name="P657">2.Responde comentarios en el foro.</text:p>
              </text:list-item>
            </text:list>
          </table:table-cell>
        </table:table-row>
        <table:table-row table:style-name="TableRow658">
          <table:table-cell table:style-name="TableCell659">
            <text:p text:style-name="P660">Precondiciones</text:p>
          </table:table-cell>
          <table:table-cell table:style-name="TableCell661">
            <text:p text:style-name="P662">El usuario debe estar registrado en la base de datos y debe haber accedido a la aplicación previamente.</text:p>
          </table:table-cell>
        </table:table-row>
        <table:table-row table:style-name="TableRow663">
          <table:table-cell table:style-name="TableCell664">
            <text:p text:style-name="P665">Descripción<text:s/></text:p>
          </table:table-cell>
          <table:table-cell table:style-name="TableCell666">
            <text:p text:style-name="P667">El sistema deberá comportarse como de describe en el siguiente caso de uso cuando el<text:s/>usuario desee realizar un post en el foro.</text:p>
            <text:p text:style-name="P668"/>
          </table:table-cell>
        </table:table-row>
        <table:table-row table:style-name="TableRow669">
          <table:table-cell table:style-name="TableCell670">
            <text:p text:style-name="P671">Secuencia</text:p>
            <text:p text:style-name="P672">Normal</text:p>
            <text:p text:style-name="P673"/>
            <text:p text:style-name="P674"/>
            <text:p text:style-name="P675"/>
          </table:table-cell>
          <table:table-cell table:style-name="TableCell676">
            <table:table table:style-name="Table677">
              <table:table-columns>
                <table:table-column table:style-name="TableColumn678"/>
                <table:table-column table:style-name="TableColumn679"/>
              </table:table-columns>
              <table:table-row table:style-name="TableRow680">
                <table:table-cell table:style-name="TableCell681">
                  <text:p text:style-name="P682">Paso</text:p>
                </table:table-cell>
                <table:table-cell table:style-name="TableCell683">
                  <text:p text:style-name="P684">Acción</text:p>
                </table:table-cell>
              </table:table-row>
              <table:table-row table:style-name="TableRow685">
                <table:table-cell table:style-name="TableCell686">
                  <text:p text:style-name="P687"><text:s text:c="3"/>1</text:p>
                </table:table-cell>
                <table:table-cell table:style-name="TableCell688">
                  <text:p text:style-name="P689">El usuario accede a la pestaña del foro.</text:p>
                </table:table-cell>
              </table:table-row>
              <table:table-row table:style-name="TableRow690">
                <table:table-cell table:style-name="TableCell691">
                  <text:p text:style-name="P692"><text:s text:c="3"/>2</text:p>
                </table:table-cell>
                <table:table-cell table:style-name="TableCell693">
                  <text:p text:style-name="P694">Rellena el campo del mensaje.</text:p>
                </table:table-cell>
              </table:table-row>
              <table:table-row table:style-name="TableRow695">
                <table:table-cell table:style-name="TableCell696">
                  <text:p text:style-name="P697"><text:s text:c="3"/>3</text:p>
                </table:table-cell>
                <table:table-cell table:style-name="TableCell698">
                  <text:p text:style-name="P699">Presiona el botón de postear.</text:p>
                </table:table-cell>
              </table:table-row>
            </table:table>
            <text:p text:style-name="P700"/>
          </table:table-cell>
        </table:table-row>
        <table:table-row table:style-name="TableRow701">
          <table:table-cell table:style-name="TableCell702">
            <text:p text:style-name="P703">Postcondición</text:p>
          </table:table-cell>
          <table:table-cell table:style-name="TableCell704">
            <text:p text:style-name="P705">El post comentado en el foro queda<text:s/>registrado en la base de datos del foro y no puede ser modificada por el usuario, pero si ser eliminado.</text:p>
            <text:p text:style-name="P706"/>
          </table:table-cell>
        </table:table-row>
        <table:table-row table:style-name="TableRow707">
          <table:table-cell table:style-name="TableCell708">
            <text:p text:style-name="P709">Excepciones</text:p>
            <text:p text:style-name="P710"/>
            <text:p text:style-name="P711"/>
            <text:p text:style-name="P712"/>
            <text:p text:style-name="P713"/>
            <text:p text:style-name="P714"/>
            <text:p text:style-name="P715"/>
          </table:table-cell>
          <table:table-cell table:style-name="TableCell716">
            <table:table table:style-name="Table717">
              <table:table-columns>
                <table:table-column table:style-name="TableColumn718"/>
                <table:table-column table:style-name="TableColumn719"/>
              </table:table-columns>
              <table:table-row table:style-name="TableRow720">
                <table:table-cell table:style-name="TableCell721">
                  <text:p text:style-name="P722">Paso</text:p>
                </table:table-cell>
                <table:table-cell table:style-name="TableCell723">
                  <text:p text:style-name="P724">Acción</text:p>
                </table:table-cell>
              </table:table-row>
              <table:table-row table:style-name="TableRow725">
                <table:table-cell table:style-name="TableCell726">
                  <text:p text:style-name="P727"><text:s text:c="3"/>1</text:p>
                </table:table-cell>
                <table:table-cell table:style-name="TableCell728">
                  <text:p text:style-name="P729">El usuario presiona el botón de enviar sin rellenar.</text:p>
                  <table:table table:style-name="Table730">
                    <table:table-columns>
                      <table:table-column table:style-name="TableColumn731"/>
                      <table:table-column table:style-name="TableColumn732"/>
                    </table:table-columns>
                    <table:table-row table:style-name="TableRow733">
                      <table:table-cell table:style-name="TableCell734">
                        <text:p text:style-name="P735">E1.1</text:p>
                      </table:table-cell>
                      <table:table-cell table:style-name="TableCell736">
                        <text:p text:style-name="P737">El sistema comprueba que el campo este relleno.</text:p>
                      </table:table-cell>
                    </table:table-row>
                    <table:table-row table:style-name="TableRow738">
                      <table:table-cell table:style-name="TableCell739">
                        <text:p text:style-name="P740">E1.2</text:p>
                      </table:table-cell>
                      <table:table-cell table:style-name="TableCell741">
                        <text:p text:style-name="P742">El sistema recarga la pestaña del foro.<text:s/></text:p>
                      </table:table-cell>
                    </table:table-row>
                    <table:table-row table:style-name="TableRow743">
                      <table:table-cell table:style-name="TableCell744">
                        <text:p text:style-name="P745">E1.3</text:p>
                      </table:table-cell>
                      <table:table-cell table:style-name="TableCell746">
                        <text:p text:style-name="P747">Se muestra un mensaje que pone “Campo vacío”</text:p>
                      </table:table-cell>
                    </table:table-row>
                  </table:table>
                  <text:p text:style-name="P748"><text:s/></text:p>
                </table:table-cell>
              </table:table-row>
            </table:table>
            <text:p text:style-name="P749"/>
          </table:table-cell>
        </table:table-row>
        <table:table-row table:style-name="TableRow750">
          <table:table-cell table:style-name="TableCell751">
            <text:p text:style-name="P752">Comentarios</text:p>
            <text:p text:style-name="P753"/>
          </table:table-cell>
          <table:table-cell table:style-name="TableCell754">
            <text:p text:style-name="P755">El usuario identificado como administrador puede gestionar los posts de todos los usuarios del foro.</text:p>
            <text:p text:style-name="P756"/>
          </table:table-cell>
        </table:table-row>
      </table:table>
      <text:p text:style-name="P757"><text:tab/></text:p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able:table table:style-name="Table770">
        <table:table-columns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>CU-006</text:p>
          </table:table-cell>
          <table:table-cell table:style-name="TableCell776">
            <text:p text:style-name="P777">progresión en el temario</text:p>
            <text:p text:style-name="P778"/>
          </table:table-cell>
        </table:table-row>
        <table:table-row table:style-name="TableRow779">
          <table:table-cell table:style-name="TableCell780">
            <text:p text:style-name="P781">Versión</text:p>
          </table:table-cell>
          <table:table-cell table:style-name="TableCell782">
            <text:p text:style-name="P783">1.0(29/04/2022)</text:p>
            <text:p text:style-name="P784"/>
          </table:table-cell>
        </table:table-row>
        <table:table-row table:style-name="TableRow785">
          <table:table-cell table:style-name="TableCell786">
            <text:p text:style-name="P787">Dependencias</text:p>
          </table:table-cell>
          <table:table-cell table:style-name="TableCell788">
            <text:list text:style-name="LFO4" text:continue-numbering="true">
              <text:list-item>
                <text:p text:style-name="P789">1.Gestion de la progresión en el temario de la aplicación.</text:p>
              </text:list-item>
            </text:list>
            <text:p text:style-name="P790"/>
          </table:table-cell>
        </table:table-row>
        <table:table-row table:style-name="TableRow791">
          <table:table-cell table:style-name="TableCell792">
            <text:p text:style-name="P793">Precondición</text:p>
          </table:table-cell>
          <table:table-cell table:style-name="TableCell794">
            <text:p text:style-name="P795">El usuario debe estar registrado previamente y acceder a la aplicación para avanzar con la progresión.</text:p>
            <text:p text:style-name="P796"/>
          </table:table-cell>
        </table:table-row>
        <table:table-row table:style-name="TableRow797">
          <table:table-cell table:style-name="TableCell798">
            <text:p text:style-name="P799">Descripción</text:p>
          </table:table-cell>
          <table:table-cell table:style-name="TableCell800">
            <text:p text:style-name="P801">El sistema deberá comportarse como de describe en el siguiente caso de uso cuando el usuario avance con la formación en el tema.</text:p>
            <text:p text:style-name="P802"/>
          </table:table-cell>
        </table:table-row>
        <table:table-row table:style-name="TableRow803">
          <table:table-cell table:style-name="TableCell804">
            <text:p text:style-name="P805">Secuencia</text:p>
            <text:p text:style-name="P806">normal<text:s/></text:p>
          </table:table-cell>
          <table:table-cell table:style-name="TableCell807">
            <table:table table:style-name="Table808">
              <table:table-columns>
                <table:table-column table:style-name="TableColumn809"/>
                <table:table-column table:style-name="TableColumn810"/>
              </table:table-columns>
              <table:table-row table:style-name="TableRow811">
                <table:table-cell table:style-name="TableCell812">
                  <text:p text:style-name="P813">Paso</text:p>
                </table:table-cell>
                <table:table-cell table:style-name="TableCell814">
                  <text:p text:style-name="P815">Acción</text:p>
                </table:table-cell>
              </table:table-row>
              <table:table-row table:style-name="TableRow816">
                <table:table-cell table:style-name="TableCell817">
                  <text:p text:style-name="P818"><text:s text:c="4"/>1</text:p>
                </table:table-cell>
                <table:table-cell table:style-name="TableCell819">
                  <text:p text:style-name="P820">El usuario va avanzado haciendo escroll por la pantalla.<text:s/></text:p>
                </table:table-cell>
              </table:table-row>
            </table:table>
            <text:p text:style-name="P821"/>
            <text:p text:style-name="P822"/>
          </table:table-cell>
        </table:table-row>
        <table:table-row table:style-name="TableRow823">
          <table:table-cell table:style-name="TableCell824">
            <text:p text:style-name="P825">Postcondición<text:s/></text:p>
            <text:p text:style-name="P826"/>
          </table:table-cell>
          <table:table-cell table:style-name="TableCell827">
            <text:p text:style-name="P828">La progresión del usuario se va registrando y guardando en la base de datos del sistema, y se le permite acceder a temarios pasados.</text:p>
            <text:p text:style-name="P829"/>
          </table:table-cell>
        </table:table-row>
        <table:table-row table:style-name="TableRow830">
          <table:table-cell table:style-name="TableCell831">
            <text:p text:style-name="P832">Excepciones</text:p>
          </table:table-cell>
          <table:table-cell table:style-name="TableCell833">
            <table:table table:style-name="Table834">
              <table:table-columns>
                <table:table-column table:style-name="TableColumn835"/>
                <table:table-column table:style-name="TableColumn836"/>
              </table:table-columns>
              <table:table-row table:style-name="TableRow837">
                <table:table-cell table:style-name="TableCell838">
                  <text:p text:style-name="P839">Paso</text:p>
                </table:table-cell>
                <table:table-cell table:style-name="TableCell840">
                  <text:p text:style-name="P841">Acción</text:p>
                </table:table-cell>
              </table:table-row>
              <table:table-row table:style-name="TableRow842">
                <table:table-cell table:style-name="TableCell843">
                  <text:p text:style-name="P844"><text:s text:c="3"/>1</text:p>
                </table:table-cell>
                <table:table-cell table:style-name="TableCell845">
                  <text:p text:style-name="P846">El usuario hace scroll hacia abajo saltando varios temas.<text:s/></text:p>
                  <table:table table:style-name="Table847">
                    <table:table-columns>
                      <table:table-column table:style-name="TableColumn848"/>
                      <table:table-column table:style-name="TableColumn849"/>
                    </table:table-columns>
                    <table:table-row table:style-name="TableRow850">
                      <table:table-cell table:style-name="TableCell851">
                        <text:p text:style-name="P852">E1.1</text:p>
                      </table:table-cell>
                      <table:table-cell table:style-name="TableCell853">
                        <text:p text:style-name="P854">El<text:s/>usuario llega a la finalización de un tema.<text:s/></text:p>
                      </table:table-cell>
                    </table:table-row>
                    <table:table-row table:style-name="TableRow855">
                      <table:table-cell table:style-name="TableCell856">
                        <text:p text:style-name="P857">E1.2</text:p>
                      </table:table-cell>
                      <table:table-cell table:style-name="TableCell858">
                        <text:p text:style-name="P859">El sistema detecta la finalización del tema.</text:p>
                      </table:table-cell>
                    </table:table-row>
                    <table:table-row table:style-name="TableRow860">
                      <table:table-cell table:style-name="TableCell861">
                        <text:p text:style-name="P862">E1.3</text:p>
                      </table:table-cell>
                      <table:table-cell table:style-name="TableCell863">
                        <text:p text:style-name="P864">El sistema muestra la finalización del tema y muestra un punto de control.</text:p>
                      </table:table-cell>
                    </table:table-row>
                  </table:table>
                  <text:p text:style-name="P865"/>
                  <text:p text:style-name="P866"/>
                </table:table-cell>
              </table:table-row>
            </table:table>
            <text:p text:style-name="P867"/>
          </table:table-cell>
        </table:table-row>
        <table:table-row table:style-name="TableRow868">
          <table:table-cell table:style-name="TableCell869">
            <text:p text:style-name="P870">Comentarios<text:s/></text:p>
          </table:table-cell>
          <table:table-cell table:style-name="TableCell871">
            <text:p text:style-name="P872">La progresión se registra en el sistema y eso hace que se<text:s/>permita retrocede entre temarios.</text:p>
            <text:p text:style-name="P873"/>
          </table:table-cell>
        </table:table-row>
      </table:table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able:table table:style-name="Table887">
        <table:table-columns>
          <table:table-column table:style-name="TableColumn888"/>
          <table:table-column table:style-name="TableColumn889"/>
        </table:table-columns>
        <table:table-row table:style-name="TableRow890">
          <table:table-cell table:style-name="TableCell891">
            <text:soft-page-break/>
            <text:p text:style-name="P892"><text:span text:style-name="T893">CU-007</text:span></text:p>
          </table:table-cell>
          <table:table-cell table:style-name="TableCell894">
            <text:p text:style-name="P895">realización de tareas</text:p>
            <text:p text:style-name="P896"/>
          </table:table-cell>
        </table:table-row>
        <table:table-row table:style-name="TableRow897">
          <table:table-cell table:style-name="TableCell898">
            <text:p text:style-name="P899"><text:span text:style-name="T900">Versión</text:span></text:p>
          </table:table-cell>
          <table:table-cell table:style-name="TableCell901">
            <text:p text:style-name="P902">1.0(29/04/2022)</text:p>
            <text:p text:style-name="P903"/>
          </table:table-cell>
        </table:table-row>
        <table:table-row table:style-name="TableRow904">
          <table:table-cell table:style-name="TableCell905">
            <text:p text:style-name="P906"><text:span text:style-name="T907">Dependencias</text:span></text:p>
          </table:table-cell>
          <table:table-cell table:style-name="TableCell908">
            <text:list text:style-name="LFO4" text:continue-numbering="true">
              <text:list-item>
                <text:p text:style-name="P909">1.Gestion de la información de los ejercicios.</text:p>
              </text:list-item>
              <text:list-item>
                <text:p text:style-name="P910">2.Registro de los ejercicios hechos por los usuarios.</text:p>
              </text:list-item>
            </text:list>
            <text:p text:style-name="P911"/>
          </table:table-cell>
        </table:table-row>
        <table:table-row table:style-name="TableRow912">
          <table:table-cell table:style-name="TableCell913">
            <text:p text:style-name="P914"><text:span text:style-name="T915">Precondición</text:span></text:p>
          </table:table-cell>
          <table:table-cell table:style-name="TableCell916">
            <text:p text:style-name="P917">El usuario ha de<text:s/>estar registrado previamente y debe<text:s/>haber accedido a la aplicación para poder hacer los ejercicios.</text:p>
            <text:p text:style-name="P918"/>
          </table:table-cell>
        </table:table-row>
        <table:table-row table:style-name="TableRow919">
          <table:table-cell table:style-name="TableCell920">
            <text:p text:style-name="P921"><text:span text:style-name="T922">Descripción</text:span></text:p>
          </table:table-cell>
          <table:table-cell table:style-name="TableCell923">
            <text:p text:style-name="P924">El sistema deberá comportarse como de describe en el siguiente caso de uso cuando el usuario realice los ejercicios propuestos.</text:p>
            <text:p text:style-name="P925"/>
          </table:table-cell>
        </table:table-row>
        <table:table-row table:style-name="TableRow926">
          <table:table-cell table:style-name="TableCell927">
            <text:p text:style-name="P928">Secuencia</text:p>
            <text:p text:style-name="P929"><text:span text:style-name="T930">no</text:span><text:span text:style-name="T931">rmal<text:s/></text:span></text:p>
          </table:table-cell>
          <table:table-cell table:style-name="TableCell932">
            <table:table table:style-name="Table933">
              <table:table-columns>
                <table:table-column table:style-name="TableColumn934"/>
                <table:table-column table:style-name="TableColumn935"/>
              </table:table-columns>
              <table:table-row table:style-name="TableRow936">
                <table:table-cell table:style-name="TableCell937">
                  <text:p text:style-name="P938">Paso</text:p>
                </table:table-cell>
                <table:table-cell table:style-name="TableCell939">
                  <text:p text:style-name="P940">Acción</text:p>
                </table:table-cell>
              </table:table-row>
              <table:table-row table:style-name="TableRow941">
                <table:table-cell table:style-name="TableCell942">
                  <text:p text:style-name="P943"><text:s text:c="3"/>1</text:p>
                </table:table-cell>
                <table:table-cell table:style-name="TableCell944">
                  <text:p text:style-name="P945">El usuario accede a la pestaña de los ejercicios.</text:p>
                </table:table-cell>
              </table:table-row>
              <table:table-row table:style-name="TableRow946">
                <table:table-cell table:style-name="TableCell947">
                  <text:p text:style-name="P948"><text:s text:c="3"/>2</text:p>
                </table:table-cell>
                <table:table-cell table:style-name="TableCell949">
                  <text:p text:style-name="P950">Selecciona el ejercicio y rellena el campo de la respuesta.</text:p>
                </table:table-cell>
              </table:table-row>
              <table:table-row table:style-name="TableRow951">
                <table:table-cell table:style-name="TableCell952">
                  <text:p text:style-name="P953"><text:s text:c="3"/>3</text:p>
                </table:table-cell>
                <table:table-cell table:style-name="TableCell954">
                  <text:p text:style-name="P955">El usuario presiona el botón de registrar respuesta.</text:p>
                </table:table-cell>
              </table:table-row>
              <table:table-row table:style-name="TableRow956">
                <table:table-cell table:style-name="TableCell957">
                  <text:p text:style-name="P958"><text:s text:c="3"/>4</text:p>
                </table:table-cell>
                <table:table-cell table:style-name="TableCell959">
                  <text:p text:style-name="P960">El usuario presiona postear y postea la<text:s/>respuesta en el foro.</text:p>
                </table:table-cell>
              </table:table-row>
              <table:table-row table:style-name="TableRow961">
                <table:table-cell table:style-name="TableCell962">
                  <text:p text:style-name="P963"><text:s text:c="3"/>5</text:p>
                </table:table-cell>
                <table:table-cell table:style-name="TableCell964">
                  <text:p text:style-name="P965">El usuario presiona el botón de mostrar respuesta propuesta (Botón que se desbloquea después de registrar la respuesta).</text:p>
                </table:table-cell>
              </table:table-row>
            </table:table>
            <text:p text:style-name="P966"/>
            <text:p text:style-name="P967"/>
          </table:table-cell>
        </table:table-row>
        <table:table-row table:style-name="TableRow968">
          <table:table-cell table:style-name="TableCell969">
            <text:p text:style-name="P970">Postcondición<text:s/></text:p>
            <text:p text:style-name="P971"/>
          </table:table-cell>
          <table:table-cell table:style-name="TableCell972">
            <text:p text:style-name="P973">Las respuestas una vez registradas no se pueden eliminar, pero se pueden<text:s/>rehacer.</text:p>
          </table:table-cell>
        </table:table-row>
        <table:table-row table:style-name="TableRow974">
          <table:table-cell table:style-name="TableCell975">
            <text:p text:style-name="P976"><text:span text:style-name="T977">Excepciones</text:span></text:p>
          </table:table-cell>
          <table:table-cell table:style-name="TableCell978">
            <table:table table:style-name="Table979">
              <table:table-columns>
                <table:table-column table:style-name="TableColumn980"/>
                <table:table-column table:style-name="TableColumn981"/>
              </table:table-columns>
              <table:table-row table:style-name="TableRow982">
                <table:table-cell table:style-name="TableCell983">
                  <text:p text:style-name="P984">Paso</text:p>
                </table:table-cell>
                <table:table-cell table:style-name="TableCell985">
                  <text:p text:style-name="P986">Acción</text:p>
                </table:table-cell>
              </table:table-row>
              <table:table-row table:style-name="TableRow987">
                <table:table-cell table:style-name="TableCell988">
                  <text:p text:style-name="P989"><text:s text:c="3"/>1</text:p>
                </table:table-cell>
                <table:table-cell table:style-name="TableCell990">
                  <text:p text:style-name="P991">El usuario presiona el botón de registrar la respuesta con el campo de texto vacío.</text:p>
                  <table:table table:style-name="Table992">
                    <table:table-columns>
                      <table:table-column table:style-name="TableColumn993"/>
                      <table:table-column table:style-name="TableColumn994"/>
                    </table:table-columns>
                    <table:table-row table:style-name="TableRow995">
                      <table:table-cell table:style-name="TableCell996">
                        <text:p text:style-name="P997">E1.1</text:p>
                      </table:table-cell>
                      <table:table-cell table:style-name="TableCell998">
                        <text:p text:style-name="P999">El sistema comprueba que el campo este cumplimentado.<text:s/></text:p>
                      </table:table-cell>
                    </table:table-row>
                    <table:table-row table:style-name="TableRow1000">
                      <table:table-cell table:style-name="TableCell1001">
                        <text:p text:style-name="P1002">E1.2</text:p>
                      </table:table-cell>
                      <table:table-cell table:style-name="TableCell1003">
                        <text:p text:style-name="P1004">El sistema recarga la pestaña del ejercicio.</text:p>
                      </table:table-cell>
                    </table:table-row>
                    <table:table-row table:style-name="TableRow1005">
                      <table:table-cell table:style-name="TableCell1006">
                        <text:p text:style-name="P1007">E1.3</text:p>
                      </table:table-cell>
                      <table:table-cell table:style-name="TableCell1008">
                        <text:p text:style-name="P1009">El<text:s/>sistema muestra un mensaje de error “Campo vacío”.</text:p>
                      </table:table-cell>
                    </table:table-row>
                  </table:table>
                  <text:p text:style-name="P1010"/>
                </table:table-cell>
              </table:table-row>
              <table:table-row table:style-name="TableRow1011">
                <table:table-cell table:style-name="TableCell1012">
                  <text:p text:style-name="P1013">2</text:p>
                </table:table-cell>
                <table:table-cell table:style-name="TableCell1014">
                  <text:p text:style-name="P1015">El usuario presiona el botón de postear la respuesta con el campo de texto vacío.</text:p>
                  <table:table table:style-name="Table1016">
                    <table:table-columns>
                      <table:table-column table:style-name="TableColumn1017"/>
                      <table:table-column table:style-name="TableColumn1018"/>
                    </table:table-columns>
                    <table:table-row table:style-name="TableRow1019">
                      <table:table-cell table:style-name="TableCell1020">
                        <text:p text:style-name="P1021">E1.1</text:p>
                      </table:table-cell>
                      <table:table-cell table:style-name="TableCell1022">
                        <text:p text:style-name="P1023">El sistema comprueba que el campo este cumplimentado.<text:s/></text:p>
                      </table:table-cell>
                    </table:table-row>
                    <table:table-row table:style-name="TableRow1024">
                      <table:table-cell table:style-name="TableCell1025">
                        <text:p text:style-name="P1026">E1.2</text:p>
                      </table:table-cell>
                      <table:table-cell table:style-name="TableCell1027">
                        <text:p text:style-name="P1028">El sistema recarga la pestaña del<text:s/>ejercicio.</text:p>
                      </table:table-cell>
                    </table:table-row>
                    <table:table-row table:style-name="TableRow1029">
                      <table:table-cell table:style-name="TableCell1030">
                        <text:p text:style-name="P1031">E1.3</text:p>
                      </table:table-cell>
                      <table:table-cell table:style-name="TableCell1032">
                        <text:p text:style-name="P1033">El sistema muestra un mensaje de error “Campo vacío”.</text:p>
                      </table:table-cell>
                    </table:table-row>
                  </table:table>
                  <text:p text:style-name="P1034"/>
                </table:table-cell>
              </table:table-row>
            </table:table>
            <text:p text:style-name="P1035"/>
            <text:p text:style-name="P1036"/>
          </table:table-cell>
        </table:table-row>
        <table:table-row table:style-name="TableRow1037">
          <table:table-cell table:style-name="TableCell1038">
            <text:p text:style-name="P1039">Comentarios<text:s/></text:p>
          </table:table-cell>
          <table:table-cell table:style-name="TableCell1040">
            <text:p text:style-name="P1041">La gestión de los resultados posteados por el usuario en el foro puede ser administrados por el usuario como administrador.</text:p>
            <text:p text:style-name="P1042"/>
          </table:table-cell>
        </table:table-row>
      </table:table>
      <text:p text:style-name="P1043"/>
      <text:p text:style-name="P1044"/>
      <text:p text:style-name="P1045"/>
      <text:p text:style-name="P1046"/>
      <text:p text:style-name="P1047"/>
      <text:p text:style-name="P1048"/>
      <text:p text:style-name="P1049"/>
      <table:table table:style-name="Table1050">
        <table:table-columns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soft-page-break/>
            <text:p text:style-name="P1055"><text:span text:style-name="T1056">CU-008</text:span></text:p>
          </table:table-cell>
          <table:table-cell table:style-name="TableCell1057">
            <text:p text:style-name="P1058">realización de pausas</text:p>
            <text:p text:style-name="P1059"/>
          </table:table-cell>
        </table:table-row>
        <table:table-row table:style-name="TableRow1060">
          <table:table-cell table:style-name="TableCell1061">
            <text:p text:style-name="P1062"><text:span text:style-name="T1063">Versión</text:span></text:p>
          </table:table-cell>
          <table:table-cell table:style-name="TableCell1064">
            <text:p text:style-name="P1065">1.0(29/04/2022)</text:p>
            <text:p text:style-name="P1066"/>
          </table:table-cell>
        </table:table-row>
        <table:table-row table:style-name="TableRow1067">
          <table:table-cell table:style-name="TableCell1068">
            <text:p text:style-name="P1069"><text:span text:style-name="T1070">Dependencias</text:span></text:p>
          </table:table-cell>
          <table:table-cell table:style-name="TableCell1071">
            <text:list text:style-name="LFO5" text:continue-numbering="true">
              <text:list-item>
                <text:p text:style-name="P1072">1.Gestion de elementos de interés relacionados con el entorno.</text:p>
              </text:list-item>
            </text:list>
            <text:p text:style-name="P1073"/>
          </table:table-cell>
        </table:table-row>
        <table:table-row table:style-name="TableRow1074">
          <table:table-cell table:style-name="TableCell1075">
            <text:p text:style-name="P1076"><text:span text:style-name="T1077">Precondición</text:span></text:p>
          </table:table-cell>
          <table:table-cell table:style-name="TableCell1078">
            <text:p text:style-name="P1079">El usuario ha de estar registrado previamente y debe haber accedido a la aplicación.<text:s/></text:p>
            <text:p text:style-name="P1080"/>
          </table:table-cell>
        </table:table-row>
        <table:table-row table:style-name="TableRow1081">
          <table:table-cell table:style-name="TableCell1082">
            <text:p text:style-name="P1083"><text:span text:style-name="T1084">Descripción</text:span></text:p>
          </table:table-cell>
          <table:table-cell table:style-name="TableCell1085">
            <text:p text:style-name="P1086">El sistema deberá comportarse como de describe en el siguiente caso de uso para el acceso de la gestión de las pausas.</text:p>
            <text:p text:style-name="P1087"/>
          </table:table-cell>
        </table:table-row>
        <table:table-row table:style-name="TableRow1088">
          <table:table-cell table:style-name="TableCell1089">
            <text:p text:style-name="P1090">Secuencia</text:p>
            <text:p text:style-name="P1091"><text:span text:style-name="T1092">normal<text:s/></text:span></text:p>
          </table:table-cell>
          <table:table-cell table:style-name="TableCell1093">
            <table:table table:style-name="Table1094">
              <table:table-columns>
                <table:table-column table:style-name="TableColumn1095"/>
                <table:table-column table:style-name="TableColumn1096"/>
              </table:table-columns>
              <table:table-row table:style-name="TableRow1097">
                <table:table-cell table:style-name="TableCell1098">
                  <text:p text:style-name="P1099">Paso</text:p>
                </table:table-cell>
                <table:table-cell table:style-name="TableCell1100">
                  <text:p text:style-name="P1101">Acción</text:p>
                </table:table-cell>
              </table:table-row>
              <table:table-row table:style-name="TableRow1102">
                <table:table-cell table:style-name="TableCell1103">
                  <text:p text:style-name="P1104"><text:s text:c="3"/>1</text:p>
                </table:table-cell>
                <table:table-cell table:style-name="TableCell1105">
                  <text:p text:style-name="P1106">Transcurrido el periodo estipulado por el usuario, el sistema salta una ventana.<text:s/></text:p>
                </table:table-cell>
              </table:table-row>
              <table:table-row table:style-name="TableRow1107">
                <table:table-cell table:style-name="TableCell1108">
                  <text:p text:style-name="P1109"><text:s text:c="3"/>2</text:p>
                </table:table-cell>
                <table:table-cell table:style-name="TableCell1110">
                  <text:p text:style-name="P1111">En la ventana se ve un temporizador con el tiempo restante de la pausa.<text:s/></text:p>
                </table:table-cell>
              </table:table-row>
              <table:table-row table:style-name="TableRow1112">
                <table:table-cell table:style-name="TableCell1113">
                  <text:p text:style-name="P1114"><text:s text:c="3"/>3</text:p>
                </table:table-cell>
                <table:table-cell table:style-name="TableCell1115">
                  <text:p text:style-name="P1116">En la ventana también se muestran elementos de ocio, información y formación adicional relacionados con Python.</text:p>
                </table:table-cell>
              </table:table-row>
            </table:table>
            <text:p text:style-name="P1117"/>
            <text:p text:style-name="P1118"/>
          </table:table-cell>
        </table:table-row>
        <table:table-row table:style-name="TableRow1119">
          <table:table-cell table:style-name="TableCell1120">
            <text:p text:style-name="P1121">Postcondición<text:s/></text:p>
            <text:p text:style-name="P1122"/>
          </table:table-cell>
          <table:table-cell table:style-name="TableCell1123">
            <text:p text:style-name="P1124">Tras la<text:s/>finalización del periodo de pausa se desbloquea de nuevo el libre acceso a la aplicación.</text:p>
            <text:p text:style-name="P1125"><text:s/></text:p>
          </table:table-cell>
        </table:table-row>
        <table:table-row table:style-name="TableRow1126">
          <table:table-cell table:style-name="TableCell1127">
            <text:p text:style-name="P1128"><text:span text:style-name="T1129">Excepciones</text:span></text:p>
          </table:table-cell>
          <table:table-cell table:style-name="TableCell1130">
            <table:table table:style-name="Table1131">
              <table:table-columns>
                <table:table-column table:style-name="TableColumn1132"/>
                <table:table-column table:style-name="TableColumn1133"/>
              </table:table-columns>
              <table:table-row table:style-name="TableRow1134">
                <table:table-cell table:style-name="TableCell1135">
                  <text:p text:style-name="P1136">Paso</text:p>
                </table:table-cell>
                <table:table-cell table:style-name="TableCell1137">
                  <text:p text:style-name="P1138">Acción</text:p>
                </table:table-cell>
              </table:table-row>
              <table:table-row table:style-name="TableRow1139">
                <table:table-cell table:style-name="TableCell1140">
                  <text:p text:style-name="P1141"><text:s text:c="3"/>1</text:p>
                </table:table-cell>
                <table:table-cell table:style-name="TableCell1142">
                  <text:p text:style-name="P1143">No se estipula previamente el tiempo de pausa</text:p>
                  <table:table table:style-name="Table1144">
                    <table:table-columns>
                      <table:table-column table:style-name="TableColumn1145"/>
                      <table:table-column table:style-name="TableColumn1146"/>
                    </table:table-columns>
                    <table:table-row table:style-name="TableRow1147">
                      <table:table-cell table:style-name="TableCell1148">
                        <text:p text:style-name="P1149">E1.1</text:p>
                      </table:table-cell>
                      <table:table-cell table:style-name="TableCell1150">
                        <text:p text:style-name="P1151">El sistema designa un tiempo de pausa estándar.</text:p>
                      </table:table-cell>
                    </table:table-row>
                  </table:table>
                  <text:p text:style-name="P1152"/>
                </table:table-cell>
              </table:table-row>
            </table:table>
            <text:p text:style-name="P1153"/>
            <text:p text:style-name="P1154"/>
          </table:table-cell>
        </table:table-row>
        <table:table-row table:style-name="TableRow1155">
          <table:table-cell table:style-name="TableCell1156">
            <text:p text:style-name="P1157"><text:span text:style-name="T1158">Comentarios<text:s/></text:span></text:p>
          </table:table-cell>
          <table:table-cell table:style-name="TableCell1159">
            <text:p text:style-name="P1160">El tiempo de pausa se puede cambiar por el usuario en cualquier<text:s/>momento.</text:p>
            <text:p text:style-name="P1161"/>
          </table:table-cell>
        </table:table-row>
      </table:table>
      <text:p text:style-name="P1162"/>
      <text:p text:style-name="P1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derico Rubio Méndez</meta:initial-creator>
    <dc:creator>Federico Rubio Méndez</dc:creator>
    <meta:creation-date>2022-05-30T08:45:00Z</meta:creation-date>
    <dc:date>2022-05-30T13:25:00Z</dc:date>
    <meta:template xlink:href="Normal" xlink:type="simple"/>
    <meta:editing-cycles>3</meta:editing-cycles>
    <meta:editing-duration>PT15540S</meta:editing-duration>
    <meta:document-statistic meta:page-count="8" meta:paragraph-count="24" meta:word-count="1867" meta:character-count="12116" meta:row-count="85" meta:non-whitespace-character-count="10273"/>
  </office:meta>
</office:document-meta>
</file>